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1"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style:text-position="0% 100%" fo:language="en" fo:country="US" fo:font-style="normal" style:font-style-asian="normal" style:font-style-complex="normal"/>
    </style:style>
    <style:style style:name="P4" style:family="paragraph" style:parent-style-name="Standard">
      <style:text-properties style:text-position="0% 100%" style:font-name="Courier New1" fo:language="en" fo:country="US" fo:font-style="normal" style:font-style-asian="normal" style:font-style-complex="normal"/>
    </style:style>
    <style:style style:name="P5" style:family="paragraph" style:parent-style-name="Standard">
      <style:text-properties style:text-position="0% 100%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text-properties style:text-position="0% 100%" style:font-name="Consolas" fo:font-size="10pt" fo:language="en" fo:country="US" fo:font-style="normal" style:font-name-asian="Consolas" style:font-size-asian="10pt" style:font-style-asian="normal" style:font-name-complex="Consolas" style:font-size-complex="10pt" style:font-style-complex="normal"/>
    </style:style>
    <style:style style:name="P7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text-properties fo:color="#3f7f5f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text-properties fo:color="#3f7f5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Heading">
      <style:text-properties fo:language="en" fo:country="US"/>
    </style:style>
    <style:style style:name="P13" style:family="paragraph" style:parent-style-name="Text_20_body">
      <style:text-properties style:text-position="0% 100%" fo:font-style="normal" style:font-style-asian="normal" style:font-style-complex="normal"/>
    </style:style>
    <style:style style:name="P14" style:family="paragraph" style:parent-style-name="Text_20_body">
      <style:text-properties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text-underline-style="none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text-underline-style="none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nsolas" fo:font-size="10pt" style:text-underline-style="none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8" style:family="paragraph" style:parent-style-name="Standard">
      <style:paragraph-properties fo:margin-left="0.079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fo:language="en" fo:country="US"/>
    </style:style>
    <style:style style:name="P33" style:family="paragraph" style:parent-style-name="Heading_20_1">
      <style:paragraph-properties fo:break-before="page"/>
      <style:text-properties style:text-position="0% 100%" fo:font-style="normal" style:font-style-asian="normal" style:font-style-complex="normal"/>
    </style:style>
    <style:style style:name="P34" style:family="paragraph" style:parent-style-name="Heading" style:master-page-name="First_20_Page">
      <style:paragraph-properties style:page-number="auto"/>
      <style:text-properties fo:language="en" fo:country="US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nsolas" fo:font-size="10pt" style:text-underline-style="none" style:font-name-asian="Consolas" style:font-size-asian="10pt" style:font-name-complex="Consolas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3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0" style:family="paragraph" style:parent-style-name="Standard">
      <style:text-properties fo:font-style="normal" style:font-style-asian="normal" style:font-style-complex="normal"/>
    </style:style>
    <style:style style:name="P41" style:family="paragraph" style:parent-style-name="Standard">
      <style:text-properties style:text-position="0% 100%" fo:font-style="normal" style:font-style-asian="normal" style:font-style-complex="normal"/>
    </style:style>
    <style:style style:name="P42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Text_20_body">
      <style:text-properties style:font-name="Consolas" fo:font-size="10pt" style:font-name-asian="Consolas" style:font-size-asian="10pt" style:font-name-complex="Consolas" style:font-size-complex="10pt"/>
    </style:style>
    <style:style style:name="P44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5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style:text-position="super 58%" fo:font-style="italic" style:font-style-asian="italic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11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2" style:family="text">
      <style:text-properties fo:color="#000000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tyle="normal" style:font-style-asian="normal" style:font-style-complex="normal"/>
    </style:style>
    <style:style style:name="T16" style:family="text">
      <style:text-properties fo:color="#7f0055" fo:font-weight="bold" style:font-weight-asian="bold" style:font-weight-complex="bold"/>
    </style:style>
    <style:style style:name="T1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8" style:family="text">
      <style:text-properties fo:color="#7f0055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19" style:family="text">
      <style:text-properties fo:color="#7f0055" style:text-underline-style="none" fo:font-weight="bold" style:font-weight-asian="bold" style:font-weight-complex="bold"/>
    </style:style>
    <style:style style:name="T20" style:family="text">
      <style:text-properties fo:color="#5e5eff"/>
    </style:style>
    <style:style style:name="T21" style:family="text">
      <style:text-properties fo:color="#5e5eff" style:font-name="Consolas" fo:font-size="10pt" style:font-name-asian="Consolas" style:font-size-asian="10pt" style:font-name-complex="Consolas" style:font-size-complex="10pt"/>
    </style:style>
    <style:style style:name="T22" style:family="text">
      <style:text-properties fo:color="#5e5ef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23" style:family="text">
      <style:text-properties fo:color="#5e5eff" style:font-name="Consolas" fo:font-size="10pt" style:text-underline-style="none" style:font-name-asian="Consolas" style:font-size-asian="10pt" style:font-name-complex="Consolas" style:font-size-complex="10pt"/>
    </style:style>
    <style:style style:name="T24" style:family="text">
      <style:text-properties fo:color="#5e5eff" fo:font-style="normal" style:font-style-asian="normal" style:font-style-complex="normal"/>
    </style:style>
    <style:style style:name="T25" style:family="text">
      <style:text-properties fo:color="#5e5eff" style:text-underline-style="none"/>
    </style:style>
    <style:style style:name="T26" style:family="text">
      <style:text-properties fo:color="#c48cff"/>
    </style:style>
    <style:style style:name="T27" style:family="text">
      <style:text-properties fo:color="#c48cff" style:font-name="Consolas" fo:font-size="10pt" style:font-name-asian="Consolas" style:font-size-asian="10pt" style:font-name-complex="Consolas" style:font-size-complex="10pt"/>
    </style:style>
    <style:style style:name="T28" style:family="text">
      <style:text-properties fo:color="#c48cff" style:font-name="Consolas" fo:font-size="10pt" style:text-underline-style="none" style:font-name-asian="Consolas" style:font-size-asian="10pt" style:font-name-complex="Consolas" style:font-size-complex="10pt"/>
    </style:style>
    <style:style style:name="T29" style:family="text">
      <style:text-properties fo:color="#c48cff" style:text-underline-style="solid" style:text-underline-width="auto" style:text-underline-color="font-color"/>
    </style:style>
    <style:style style:name="T30" style:family="text">
      <style:text-properties fo:color="#c48cff" style:text-underline-style="none"/>
    </style:style>
    <style:style style:name="T31" style:family="text">
      <style:text-properties fo:color="#0000c0"/>
    </style:style>
    <style:style style:name="T32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33" style:family="text">
      <style:text-properties fo:color="#0000c0" fo:font-style="normal" style:font-style-asian="normal" style:font-style-complex="normal"/>
    </style:style>
    <style:style style:name="T34" style:family="text">
      <style:text-properties fo:color="#0000c0" style:text-underline-style="none"/>
    </style:style>
    <style:style style:name="T35" style:family="text">
      <style:text-properties fo:color="#3f7f5f"/>
    </style:style>
    <style:style style:name="T36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37" style:family="text"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38" style:family="text">
      <style:text-properties fo:color="#3f7f5f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39" style:family="text">
      <style:text-properties fo:color="#3f7f5f" style:font-name="Consolas" fo:font-size="10pt" style:text-underline-style="none" style:font-name-asian="Consolas" style:font-size-asian="10pt" style:font-name-complex="Consolas" style:font-size-complex="10pt"/>
    </style:style>
    <style:style style:name="T40" style:family="text">
      <style:text-properties fo:color="#3f7f5f" fo:font-style="normal" style:font-style-asian="normal" style:font-style-complex="normal"/>
    </style:style>
    <style:style style:name="T41" style:family="text">
      <style:text-properties fo:color="#3f7f5f"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color="#3f7f5f" style:text-underline-style="none"/>
    </style:style>
    <style:style style:name="T43" style:family="text">
      <style:text-properties fo:color="#3f7f5f" style:text-underline-style="solid" style:text-underline-width="auto" style:text-underline-color="font-color"/>
    </style:style>
    <style:style style:name="T44" style:family="text">
      <style:text-properties fo:color="#2a00ff"/>
    </style:style>
    <style:style style:name="T45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46" style:family="text">
      <style:text-properties fo:color="#2a00ff" style:font-name="Consolas" fo:font-size="10pt" style:text-underline-style="none" style:font-name-asian="Consolas" style:font-size-asian="10pt" style:font-name-complex="Consolas" style:font-size-complex="10pt"/>
    </style:style>
    <style:style style:name="T47" style:family="text">
      <style:text-properties fo:color="#2a00ff" fo:font-style="normal" style:font-style-asian="normal" style:font-style-complex="normal"/>
    </style:style>
    <style:style style:name="T48" style:family="text">
      <style:text-properties fo:color="#2a00ff" fo:font-style="normal" style:text-underline-style="none" style:font-style-asian="normal" style:font-style-complex="normal"/>
    </style:style>
    <style:style style:name="T49" style:family="text">
      <style:text-properties fo:color="#2a00ff" style:text-underline-style="none"/>
    </style:style>
    <style:style style:name="T50" style:family="text">
      <style:text-properties fo:color="#008000"/>
    </style:style>
    <style:style style:name="T51" style:family="text">
      <style:text-properties fo:color="#008000" style:font-name="Consolas" fo:font-size="10pt" style:text-underline-style="none" style:font-name-asian="Consolas" style:font-size-asian="10pt" style:font-name-complex="Consolas" style:font-size-complex="10pt"/>
    </style:style>
    <style:style style:name="T52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USICA</text:p>
      <text:p text:style-name="P2"/>
      <text:p text:style-name="P12">Music theory in Scala</text:p>
      <text:p text:style-name="P2"/>
      <text:p text:style-name="P2"/>
      <text:table-of-content text:style-name="Sect1" text:protected="true" text:name="Inhoudsopgave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Contents</text:p>
          </text:index-title>
          <text:p text:style-name="P29"><text:s/>1.Real Intervals and Cents Intervals <text:tab/>2</text:p>
          <text:p text:style-name="P29"><text:s/>2.Pure Intervals and Rationals<text:tab/>3</text:p>
          <text:p text:style-name="P30"><text:s/>2.1.Just Intonation<text:tab/>4</text:p>
          <text:p text:style-name="P29"><text:s/>3.Eitz Intervals<text:tab/>5</text:p>
          <text:p text:style-name="P29"><text:s/>4.Classic Notes<text:tab/>6</text:p>
          <text:p text:style-name="P29"><text:s/>5.Classic Intervals<text:tab/>7</text:p>
          <text:p text:style-name="P29"><text:s/>6.Classic Scales<text:tab/>9</text:p>
          <text:p text:style-name="P29"><text:s/>7.Tuning<text:tab/>10</text:p>
        </text:index-body>
      </text:table-of-content>
      <text:p text:style-name="P2"/>
      <text:h text:style-name="P32" text:outline-level="1">Real Intervals and Cents Intervals </text:h>
      <text:p text:style-name="P1">musica.math.RealInterval, CentsInterval</text:p>
      <text:p text:style-name="P2"/>
      <text:p text:style-name="P2">A real interval is interpreted as a proportion of two positive, real-valued frequencies (or two lengths). It has two attributes:<text:span text:style-name="T2"> for frequencies </text:span><text:span text:style-name="T1">f</text:span><text:span text:style-name="T3">1</text:span><text:span text:style-name="T2"> and </text:span><text:span text:style-name="T1">f</text:span><text:span text:style-name="T3">2</text:span><text:span text:style-name="T4">, </text:span><text:s/><text:span text:style-name="T1">value</text:span><text:span text:style-name="T2"> = </text:span><text:span text:style-name="T1">f</text:span><text:span text:style-name="T3">1</text:span><text:span text:style-name="T2"> / </text:span><text:span text:style-name="T1">f</text:span><text:span text:style-name="T3">2</text:span><text:span text:style-name="T2"> </text:span><text:span text:style-name="T4">and </text:span><text:span text:style-name="T5">cents </text:span><text:span text:style-name="T4">= 1200 </text:span><text:span text:style-name="T6">2</text:span><text:span text:style-name="T4"> log (</text:span><text:span text:style-name="T5">f</text:span><text:span text:style-name="T3">1</text:span><text:span text:style-name="T4"> / </text:span><text:span text:style-name="T5">f</text:span><text:span text:style-name="T3">2</text:span><text:span text:style-name="T4">). A value of 2 maps to 1200 cents, and value 1 to 0 cents. <text:s/>Values smaller then 1 map to negative cents. Values cannot be zero or negative. Two real intervals are equal if their value and their cents are equal.</text:span></text:p>
      <text:p text:style-name="P3"/>
      <text:p text:style-name="P3">Musica offers the following algebra for real intervals:</text:p>
      <text:p text:style-name="P3"/>
      <text:p text:style-name="P2"><text:span text:style-name="T4">Given real intervals </text:span><text:span text:style-name="T5">a</text:span><text:span text:style-name="T4"> and </text:span><text:span text:style-name="T5">b</text:span><text:span text:style-name="T4"> then their sum interval </text:span><text:span text:style-name="T5">c</text:span><text:span text:style-name="T4"> = </text:span><text:span text:style-name="T5">a</text:span><text:span text:style-name="T4"> + </text:span><text:span text:style-name="T5">b</text:span><text:span text:style-name="T4"> is defined as:</text:span></text:p>
      <text:p text:style-name="P2"><text:span text:style-name="T5"><text:tab/>c.cents</text:span><text:span text:style-name="T4"> = </text:span><text:span text:style-name="T5">a.cents</text:span><text:span text:style-name="T4"> +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* </text:span><text:span text:style-name="T5">b.value</text:span><text:span text:style-name="T4"> <text:s/></text:span></text:p>
      <text:p text:style-name="P2"><text:span text:style-name="T4">and their subtraction is </text:span><text:span text:style-name="T5">c</text:span><text:span text:style-name="T4"> = </text:span><text:span text:style-name="T5">a</text:span><text:span text:style-name="T4"> - </text:span><text:span text:style-name="T5">b</text:span><text:span text:style-name="T4">: </text:span></text:p>
      <text:p text:style-name="P2"><text:span text:style-name="T5"><text:tab/>c.cents</text:span><text:span text:style-name="T4"> = </text:span><text:span text:style-name="T5">a.cents</text:span><text:span text:style-name="T4"> -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/ </text:span><text:span text:style-name="T5">b.value</text:span><text:span text:style-name="T4"> <text:s/></text:span></text:p>
      <text:p text:style-name="P3"/>
      <text:p text:style-name="P2"><text:span text:style-name="T4">The negation of an interval: </text:span><text:span text:style-name="T5">c</text:span><text:span text:style-name="T4"> = -</text:span><text:span text:style-name="T5">a</text:span><text:span text:style-name="T4"> is defined as:</text:span></text:p>
      <text:p text:style-name="P2"><text:span text:style-name="T5"><text:tab/>c.cents</text:span><text:span text:style-name="T4"> = -</text:span><text:span text:style-name="T5">a.cents</text:span><text:span text:style-name="T4"> <text:s text:c="3"/>and consequently: <text:s/></text:span><text:span text:style-name="T5">c.value</text:span><text:span text:style-name="T4"> = 1/</text:span><text:span text:style-name="T5">a.value</text:span><text:span text:style-name="T4"> </text:span><text:span text:style-name="T4"><text:s text:c="2"/></text:span></text:p>
      <text:p text:style-name="P3"/>
      <text:p text:style-name="P2"><text:span text:style-name="T4">Real intervals can be (right) multiplied (and divided) by a Double: </text:span><text:span text:style-name="T5">c</text:span><text:span text:style-name="T4"> = </text:span><text:span text:style-name="T5">a * k, d = a / k</text:span></text:p>
      <text:p text:style-name="P2"><text:span text:style-name="T5"><text:tab/>c.cents</text:span><text:span text:style-name="T4"> = </text:span><text:span text:style-name="T5">a.cents * k</text:span><text:span text:style-name="T4"> <text:s text:c="3"/>and consequently: <text:s/></text:span><text:span text:style-name="T5">c.value</text:span><text:span text:style-name="T4"> = </text:span><text:span text:style-name="T5">a.value</text:span><text:span text:style-name="T7">k</text:span><text:span text:style-name="T5"> </text:span></text:p>
      <text:p text:style-name="P2"><text:span text:style-name="T5"><text:tab/>d.cents</text:span><text:span text:style-name="T4"> = </text:span><text:span text:style-name="T5">a.cents / k</text:span><text:span text:style-name="T4"> <text:s text:c="3"/>and consequently: </text:span><text:span text:style-name="T5"><text:s/>d.value</text:span><text:span text:style-name="T4"> =</text:span><text:span text:style-name="T5">a.value</text:span><text:span text:style-name="T7">-k</text:span></text:p>
      <text:p text:style-name="P3"/>
      <text:p text:style-name="P2"><text:span text:style-name="T4">Real intevals can be applied to a frequency </text:span><text:span text:style-name="T5">f</text:span><text:span text:style-name="T4"> <text:s/>to obtain a new frequency: <text:s/></text:span><text:span text:style-name="T5">g</text:span><text:span text:style-name="T4"> =</text:span><text:span text:style-name="T5"> a on f</text:span></text:p>
      <text:p text:style-name="P2"><text:span text:style-name="T4"><text:tab/></text:span><text:span text:style-name="T5">g</text:span><text:span text:style-name="T4"> = </text:span><text:span text:style-name="T5">f</text:span><text:span text:style-name="T4"> * </text:span><text:span text:style-name="T5">a.value</text:span></text:p>
      <text:p text:style-name="P3"/>
      <text:p text:style-name="P3">It is possible to normalize a real interval, which obtains the octave-equivalent interval with a value between 1 and 2 and cents between 0 and 1200. </text:p>
      <text:p text:style-name="P2"><text:span text:style-name="T4"><text:tab/></text:span><text:span text:style-name="T5">b = a.normalize(): <text:s/>b.cents = a.cents modulo 1200 <text:s/>(for whole values)</text:span></text:p>
      <text:p text:style-name="P3"/>
      <text:p text:style-name="P3">The trait RealInterval is implemented principally by the immutable class CentsInterval. <text:s/>By default, operations on a real interval produce objects of the class CentsInterval.</text:p>
      <text:p text:style-name="P3"/>
      <text:p text:style-name="P3">Factory objects and implicit conversion are used to create RealIntervals and CentsIntervals. The (Double) parameter always indicates the size of the interval in cents.</text:p>
      <text:p text:style-name="P3"/>
      <text:p text:style-name="P3">Examples:</text:p>
      <text:p text:style-name="P6"><text:span text:style-name="T8"><text:s/><text:tab/></text:span><text:span text:style-name="T19">val</text:span><text:span text:style-name="T14"> </text:span><text:span text:style-name="T25">a</text:span><text:span text:style-name="T14"> = CentsInterval( </text:span><text:span text:style-name="T30">200.0</text:span><text:span text:style-name="T14"> ) </text:span></text:p>
      <text:p text:style-name="P17"><text:span text:style-name="T8"><text:s/><text:tab/></text:span><text:span text:style-name="T16">val</text:span><text:span text:style-name="T8"> </text:span><text:span text:style-name="T20">b</text:span><text:span text:style-name="T8"> = RealInterval( </text:span><text:span text:style-name="T26">1100</text:span><text:span text:style-name="T8"> ) <text:s/></text:span><text:span text:style-name="T35">// <text:s/>creates a CentsInterval</text:span></text:p>
      <text:p text:style-name="P17"><text:span text:style-name="T8"><text:tab/></text:span><text:span text:style-name="T16">val</text:span><text:span text:style-name="T8"> </text:span><text:span text:style-name="T20">c</text:span><text:span text:style-name="T8">: RealInterval <text:s/>= </text:span><text:span text:style-name="T26">1000.0</text:span><text:span text:style-name="T8"> <text:s/></text:span><text:span text:style-name="T35">// implicit conversion </text:span></text:p>
      <text:p text:style-name="P17"><text:span text:style-name="T8"><text:tab/></text:span><text:span text:style-name="T16">val</text:span><text:span text:style-name="T8"> </text:span><text:span text:style-name="T20">y</text:span><text:span text:style-name="T8">: RealInterval = </text:span><text:span text:style-name="T44">"1000.0c"</text:span><text:span text:style-name="T8"> </text:span><text:span text:style-name="T35">// another conversion (mind the "c"!)</text:span></text:p>
      <text:p text:style-name="P23"/>
      <text:p text:style-name="P17"><text:span text:style-name="T8"><text:tab/></text:span><text:span text:style-name="T16">val</text:span><text:span text:style-name="T8"> </text:span><text:span text:style-name="T20">d</text:span><text:span text:style-name="T8"> = (</text:span><text:span text:style-name="T20">a</text:span><text:span text:style-name="T8"> + </text:span><text:span text:style-name="T20">b</text:span><text:span text:style-name="T8">) * </text:span><text:span text:style-name="T26">3</text:span><text:span text:style-name="T8"> - (</text:span><text:span text:style-name="T20">c</text:span><text:span text:style-name="T8"> / </text:span><text:span text:style-name="T26">2.5</text:span><text:span text:style-name="T8">) + </text:span><text:span text:style-name="T26">230.0</text:span></text:p>
      <text:p text:style-name="P17"><text:span text:style-name="T8"><text:tab/>println (</text:span><text:span text:style-name="T20">d</text:span><text:span text:style-name="T8">.</text:span><text:span text:style-name="T31">value</text:span><text:span text:style-name="T8">) <text:s/></text:span><text:span text:style-name="T35">// 8.6238...</text:span></text:p>
      <text:p text:style-name="P26"><text:span text:style-name="T9"><text:s text:c="2"/><text:tab/>println (</text:span><text:span text:style-name="T21">d</text:span><text:span text:style-name="T9">.</text:span><text:span text:style-name="T32">cents</text:span><text:span text:style-name="T9">) <text:s/></text:span><text:span text:style-name="T36">// 3730.0</text:span></text:p>
      <text:p text:style-name="P20"><text:tab/></text:p>
      <text:p text:style-name="P17"><text:span text:style-name="T13"><text:tab/></text:span><text:span text:style-name="T16">val</text:span><text:span text:style-name="T8"> </text:span><text:span text:style-name="T20">e</text:span><text:span text:style-name="T8"> = </text:span><text:span text:style-name="T20">d</text:span><text:span text:style-name="T8">.normalize</text:span></text:p>
      <text:p text:style-name="P17"><text:span text:style-name="T8"><text:s text:c="2"/><text:tab/>println (</text:span><text:span text:style-name="T20">e</text:span><text:span text:style-name="T8">.</text:span><text:span text:style-name="T31">value</text:span><text:span text:style-name="T8">) <text:s/></text:span><text:span text:style-name="T35">// 1.0779...</text:span></text:p>
      <text:p text:style-name="P26"><text:span text:style-name="T9"><text:s text:c="2"/><text:tab/>println (</text:span><text:span text:style-name="T21">e</text:span><text:span text:style-name="T9">.</text:span><text:span text:style-name="T32">cents</text:span><text:span text:style-name="T9">) <text:s/></text:span><text:span text:style-name="T36">// 130.0</text:span></text:p>
      <text:p text:style-name="P23"/>
      <text:p text:style-name="P17"><text:span text:style-name="T35"><text:tab/></text:span><text:span text:style-name="T8">println(</text:span><text:span text:style-name="T20">d</text:span><text:span text:style-name="T8"> on </text:span><text:span text:style-name="T26">1.5</text:span><text:span text:style-name="T8">) </text:span><text:span text:style-name="T35">// 12.9357...</text:span></text:p>
      <text:p text:style-name="P23"/>
      <text:p text:style-name="P17"><text:span text:style-name="T35"><text:tab/></text:span><text:span text:style-name="T8">println(</text:span><text:span text:style-name="T26">100</text:span><text:span text:style-name="T8"> + </text:span><text:span text:style-name="T20">d</text:span><text:span text:style-name="T8">) <text:s/></text:span><text:span text:style-name="T35">// 3830.0 - implicit conversion to double</text:span></text:p>
      <text:h text:style-name="P33" text:outline-level="1">Pure Intervals and Rationals</text:h>
      <text:p text:style-name="P4">musica.math.PureInterval, Rational</text:p>
      <text:p text:style-name="P13"/>
      <text:p text:style-name="Text_20_body"><text:span text:style-name="T4">Pure intervals can be expressed by the proportion of two positive integers: </text:span><text:span text:style-name="T5">n / m.</text:span><text:span text:style-name="T4"> <text:s/>Musica offers a special algebra for pure intervals that allows exact computations. The class PureInterval implements the trait RealInterval, so pure intervals also have a value and cents. They can be added to or subtracted from any other real interval, but the result will be a cents interval and no exact computations will be possible on the result.</text:span></text:p>
      <text:p text:style-name="P13">Pure intervals are extensions of the class Rational. <text:s/>It means that at their construction, <text:span text:style-name="T1">n </text:span>and <text:span text:style-name="T1">m </text:span><text:s/>are divided by their graetest common divider to obtain the numerator (<text:span text:style-name="T1">numer</text:span>) and denominator (<text:span text:style-name="T1">denom</text:span>). <text:s/>The valueof a rational is a double equal to 1.0 * <text:span text:style-name="T1">n </text:span>/ <text:span text:style-name="T1">m</text:span>. <text:s/>Two rationals are equal when their numerators and denominators are both equal. The class Rational implements 4 operators:</text:p>
      <text:p text:style-name="P13"><text:s text:c="3"/>[<text:span text:style-name="T1">n/m</text:span>]<text:span text:style-name="T1"> +/- </text:span>[<text:span text:style-name="T1">k/l</text:span>]<text:span text:style-name="T1"> <text:s text:c="2"/>= <text:s/></text:span>[(<text:span text:style-name="T1">n*l +/- k*m</text:span>)<text:span text:style-name="T1"> / m*l</text:span>]<text:span text:style-name="T1"> </text:span><text:s/>;<text:span text:style-name="T1"> </text:span>[<text:span text:style-name="T1">n/m</text:span>]<text:span text:style-name="T1"> * </text:span>[<text:span text:style-name="T1">k/l</text:span>]<text:span text:style-name="T1"> = </text:span>[<text:span text:style-name="T1">n*k / m*l</text:span>] ;<text:span text:style-name="T1"> </text:span>[<text:span text:style-name="T1">n/m</text:span>]<text:span text:style-name="T1"> / </text:span>[<text:span text:style-name="T1">k/l</text:span>]<text:span text:style-name="T1"> = </text:span>[<text:span text:style-name="T1">n*l / m*k</text:span>]</text:p>
      <text:p text:style-name="P13">For Pure Intervals, the algebra differs from the Rational algebra:</text:p>
      <text:p text:style-name="P13"><text:tab/>addition: [<text:span text:style-name="T1">n / m</text:span>] + [<text:span text:style-name="T1">k / l </text:span>] <text:s/>= <text:s/>[ (<text:span text:style-name="T1">n * k</text:span>) / (<text:span text:style-name="T1">m * l</text:span>) ] <text:s text:c="4"/>(is a Rational mutliplication)</text:p>
      <text:p text:style-name="P13"><text:tab/>subtraction: [ <text:span text:style-name="T1">n / m</text:span> ] – [ <text:span text:style-name="T1">k / l </text:span>] = [ (<text:span text:style-name="T1">n * l</text:span>) / (<text:span text:style-name="T1">m * k</text:span>) ] <text:s/>(is a Rational division)</text:p>
      <text:p text:style-name="P13"><text:tab/>negation: - [ <text:span text:style-name="T1">n / m </text:span>] = <text:s/>[ <text:span text:style-name="T1">m / n </text:span>]</text:p>
      <text:p text:style-name="P13">Pure intervals can be right-multiplied by integers:</text:p>
      <text:p text:style-name="P13"><text:tab/>[ <text:span text:style-name="T1">n / m </text:span>] * <text:span text:style-name="T1">i</text:span> = [ <text:span text:style-name="T1">n</text:span><text:span text:style-name="T7">i</text:span> / <text:span text:style-name="T1">m</text:span><text:span text:style-name="T7">i <text:s/></text:span>] (for<text:span text:style-name="T1"> <text:s/>i </text:span>&gt;= 0) <text:s/>= [ <text:span text:style-name="T1">m</text:span><text:span text:style-name="T7">i</text:span><text:span text:style-name="T1"> </text:span>/ <text:span text:style-name="T1">n</text:span><text:span text:style-name="T7">i </text:span>] (for <text:span text:style-name="T1">i </text:span>&lt; 0)</text:p>
      <text:p text:style-name="P13"><text:tab/>observe that <text:s/>[ <text:span text:style-name="T1">n / m </text:span>] * <text:span text:style-name="T1">(-i)</text:span> = - ( [ <text:span text:style-name="T1">n / m </text:span>] * <text:span text:style-name="T1">i</text:span>)</text:p>
      <text:p text:style-name="P13">If Doubles are used or division is applied, a CentsInterval will be produced.</text:p>
      <text:p text:style-name="P13"/>
      <text:p text:style-name="P13">When a Pure Interval is applied to a Double frequency, the result is a Double: </text:p>
      <text:p text:style-name="P13"><text:tab/>[ <text:span text:style-name="T1">n / m </text:span>] on <text:span text:style-name="T1"><text:s/>r</text:span> = <text:span text:style-name="T1">n * r / m</text:span></text:p>
      <text:p text:style-name="P13">If a Pure Interval is applied to an Int or a Rational frequency, the result is a Rational:</text:p>
      <text:p text:style-name="P13"><text:tab/>[ <text:span text:style-name="T1">n / m </text:span>] on [ <text:span text:style-name="T1">a / b </text:span>] = [ <text:span text:style-name="T1">n * a</text:span> / <text:span text:style-name="T1">m * b </text:span>] </text:p>
      <text:p text:style-name="P13">Pure intervals can be normalized: which means that they are divided or multplied by powers of 2 such that the result lies between values 1 and 2.</text:p>
      <text:p text:style-name="P13">The factory object PureInterval can be used to produce Pure Intervals. It also contains a set of often used intervals:</text:p>
      <text:p text:style-name="P5"><text:span text:style-name="T8"><text:s text:c="4"/></text:span><text:span text:style-name="T16">val</text:span><text:span text:style-name="T8"> </text:span><text:span text:style-name="T31">Prime</text:span><text:span text:style-name="T8"> = PureInterval(</text:span><text:span text:style-name="T26">1</text:span><text:span text:style-name="T8">, </text:span><text:span text:style-name="T26">1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Octave</text:span><text:span text:style-name="T8"> = </text:span><text:span text:style-name="T8">PureInterval(</text:span><text:span text:style-name="T26">2</text:span><text:span text:style-name="T8">, </text:span><text:span text:style-name="T26">1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Fifth</text:span><text:span text:style-name="T8"> = </text:span><text:span text:style-name="T8">PureInterval(</text:span><text:span text:style-name="T26">3</text:span><text:span text:style-name="T8">, </text:span><text:span text:style-name="T26">2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Fourth</text:span><text:span text:style-name="T8"> = </text:span><text:span text:style-name="T8">PureInterval(</text:span><text:span text:style-name="T26">4</text:span><text:span text:style-name="T8">, </text:span><text:span text:style-name="T26">3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ajorThird</text:span><text:span text:style-name="T8"> = </text:span><text:span text:style-name="T8">PureInterval(</text:span><text:span text:style-name="T26">5</text:span><text:span text:style-name="T8">, </text:span><text:span text:style-name="T26">4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inorThird</text:span><text:span text:style-name="T8"> = </text:span><text:span text:style-name="T8">PureInterval(</text:span><text:span text:style-name="T26">6</text:span><text:span text:style-name="T8">, </text:span><text:span text:style-name="T26">5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HarmonicSeventh</text:span><text:span text:style-name="T8"> = PureInterval(</text:span><text:span text:style-name="T26">7</text:span><text:span text:style-name="T8">, </text:span><text:span text:style-name="T26">4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ajorTone</text:span><text:span text:style-name="T8"> = PureInterval(</text:span><text:span text:style-name="T26">9</text:span><text:span text:style-name="T8">,</text:span><text:span text:style-name="T26">8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MinorTone</text:span><text:span text:style-name="T8"> = </text:span><text:span text:style-name="T8">PureInterval(</text:span><text:span text:style-name="T26">10</text:span><text:span text:style-name="T8">,</text:span><text:span text:style-name="T26">9</text:span><text:span text:style-name="T8">)</text:span></text:p>
      <text:p text:style-name="P18"><text:span text:style-name="T9"><text:s text:c="4"/></text:span><text:span text:style-name="T17">val</text:span><text:span text:style-name="T9"> </text:span><text:span text:style-name="T32">SemiTone</text:span><text:span text:style-name="T9"> = PureInterval(</text:span><text:span text:style-name="T27">16</text:span><text:span text:style-name="T9">,</text:span><text:span text:style-name="T27">15</text:span><text:span text:style-name="T9">)</text:span></text:p>
      <text:p text:style-name="P16"><text:span text:style-name="T8"><text:s text:c="4"/></text:span><text:span text:style-name="T16">val</text:span><text:span text:style-name="T8"> </text:span><text:span text:style-name="T31">PythagoreanComma</text:span><text:span text:style-name="T8"> = (</text:span><text:span text:style-name="T31">Fifth</text:span><text:span text:style-name="T8"> * </text:span><text:span text:style-name="T26">12</text:span><text:span text:style-name="T8">) - (</text:span><text:span text:style-name="T31">Octave</text:span><text:span text:style-name="T8"> * </text:span><text:span text:style-name="T26">7</text:span><text:span text:style-name="T8">)</text:span></text:p>
      <text:p text:style-name="P16"><text:span text:style-name="T8"><text:s text:c="4"/></text:span><text:span text:style-name="T16">val</text:span><text:span text:style-name="T8"> </text:span><text:span text:style-name="T31">SyntonicComma</text:span><text:span text:style-name="T8"> = (</text:span><text:span text:style-name="T31">Fifth</text:span><text:span text:style-name="T8"> * </text:span><text:span text:style-name="T26">4</text:span><text:span text:style-name="T8">) - (</text:span><text:span text:style-name="T31">MajorThird</text:span><text:span text:style-name="T8"> + (</text:span><text:span text:style-name="T31">Octave</text:span><text:span text:style-name="T8"> * </text:span><text:span text:style-name="T26">2</text:span><text:span text:style-name="T8">))</text:span></text:p>
      <text:p text:style-name="P18"><text:span text:style-name="T9"><text:s text:c="4"/></text:span><text:span text:style-name="T17">val</text:span><text:span text:style-name="T9"> </text:span><text:span text:style-name="T32">EnharmonicComma</text:span><text:span text:style-name="T9"> = </text:span><text:span text:style-name="T32">Octave</text:span><text:span text:style-name="T9"> - (</text:span><text:span text:style-name="T32">MajorThird</text:span><text:span text:style-name="T9"> * </text:span><text:span text:style-name="T27">3</text:span><text:span text:style-name="T9">)</text:span></text:p>
      <text:p text:style-name="P19"/>
      <text:p text:style-name="P19"/>
      <text:p text:style-name="Text_20_body"><text:soft-page-break/>Examples:</text:p>
      <text:p text:style-name="Text_20_body">Creating a Pure interval:</text:p>
      <text:p text:style-name="P16"><text:span text:style-name="T8"><text:s text:c="2"/><text:tab/></text:span><text:span text:style-name="T16">val</text:span><text:span text:style-name="T8"> </text:span><text:span text:style-name="T20">a</text:span><text:span text:style-name="T8"> = PureInterval( </text:span><text:span text:style-name="T26">48</text:span><text:span text:style-name="T8">,</text:span><text:span text:style-name="T26">36</text:span><text:span text:style-name="T8"> ) </text:span></text:p>
      <text:p text:style-name="P16"><text:span text:style-name="T8"><text:s text:c="2"/><text:tab/>println(</text:span><text:span text:style-name="T20">a</text:span><text:span text:style-name="T8">) <text:s text:c="7"/></text:span><text:span text:style-name="T35">// 4/3</text:span></text:p>
      <text:p text:style-name="P16"><text:span text:style-name="T8"><text:s text:c="2"/><text:tab/>println(</text:span><text:span text:style-name="T20">a</text:span><text:span text:style-name="T8">.</text:span><text:span text:style-name="T31">value</text:span><text:span text:style-name="T8">) <text:s/></text:span><text:span text:style-name="T35">// 1.3333...</text:span></text:p>
      <text:p text:style-name="P18"><text:span text:style-name="T9"><text:s text:c="2"/><text:tab/>println(</text:span><text:span text:style-name="T21">a</text:span><text:span text:style-name="T9">.</text:span><text:span text:style-name="T32">cents</text:span><text:span text:style-name="T9">) <text:s/></text:span><text:span text:style-name="T36">// 498.04449</text:span></text:p>
      <text:p text:style-name="Text_20_body"/>
      <text:p text:style-name="Text_20_body">Some operations:</text:p>
      <text:p text:style-name="P16"><text:span text:style-name="T16"><text:tab/>val</text:span><text:span text:style-name="T8"> </text:span><text:span text:style-name="T20">b</text:span><text:span text:style-name="T8"> = (PureInterval.</text:span><text:span text:style-name="T31">Fifth</text:span><text:span text:style-name="T8"> * </text:span><text:span text:style-name="T26">4</text:span><text:span text:style-name="T8">) - (PureInterval.</text:span><text:span text:style-name="T31">MajorThird</text:span><text:span text:style-name="T8"> +</text:span></text:p>
      <text:p text:style-name="P16"><text:span text:style-name="T8"><text:tab/><text:tab/> (PureInterval.</text:span><text:span text:style-name="T31">Octave</text:span><text:span text:style-name="T8"> * </text:span><text:span text:style-name="T26">2</text:span><text:span text:style-name="T8">))</text:span></text:p>
      <text:p text:style-name="P18"><text:span text:style-name="T9"><text:s text:c="2"/><text:tab/>println(</text:span><text:span text:style-name="T21">b</text:span><text:span text:style-name="T9">) </text:span><text:span text:style-name="T36">// 81/80 – the Syntonic Comma</text:span></text:p>
      <text:p text:style-name="P21"/>
      <text:p text:style-name="Standard">Conversion to CentsInterval when:</text:p>
      <text:p text:style-name="Standard"/>
      <text:p text:style-name="Standard"><text:tab/><text:span text:style-name="T18">val</text:span><text:span text:style-name="T10"> </text:span><text:span text:style-name="T23">c</text:span><text:span text:style-name="T10"> = PureInterval(</text:span><text:span text:style-name="T28">23</text:span><text:span text:style-name="T10">,</text:span><text:span text:style-name="T28">18</text:span><text:span text:style-name="T10">)</text:span></text:p>
      <text:p text:style-name="P17"><text:span text:style-name="T8"><text:s text:c="2"/><text:tab/>println ( </text:span><text:span text:style-name="T20">c</text:span><text:span text:style-name="T8"> * </text:span><text:span text:style-name="T26">1.2 </text:span><text:span text:style-name="T8">) <text:s/></text:span><text:span text:style-name="T35">// 509.237...c - multiply by double</text:span></text:p>
      <text:p text:style-name="P17"><text:span text:style-name="T8"><text:s text:c="2"/><text:tab/>println ( </text:span><text:span text:style-name="T20">c</text:span><text:span text:style-name="T8"> + </text:span><text:span text:style-name="T26">230.4</text:span><text:span text:style-name="T8">) </text:span><text:span text:style-name="T35">// 654.764...c - adding a cents interval, but: <text:s/><text:tab/></text:span></text:p>
      <text:p text:style-name="P17"><text:span text:style-name="T8"><text:s/><text:tab/>println ( </text:span><text:span text:style-name="T26">100</text:span><text:span text:style-name="T8"> + </text:span><text:span text:style-name="T20">c</text:span><text:span text:style-name="T8">) <text:s text:c="2"/></text:span><text:span text:style-name="T35">// 524.366... <text:s/>- implicit conversion to cents (Double)</text:span></text:p>
      <text:p text:style-name="P23"/>
      <text:p text:style-name="P17"><text:span text:style-name="T8"><text:s text:c="2"/><text:tab/></text:span><text:span text:style-name="T16">val</text:span><text:span text:style-name="T8"> </text:span><text:span text:style-name="T20">f</text:span><text:span text:style-name="T8"> = RealInterval(</text:span><text:span text:style-name="T20">c</text:span><text:span text:style-name="T8">) </text:span><text:span text:style-name="T35">// explicit conversion</text:span></text:p>
      <text:p text:style-name="P16"><text:span text:style-name="T14"><text:s text:c="2"/><text:tab/>println(</text:span><text:span text:style-name="T25">f</text:span><text:span text:style-name="T14">) </text:span><text:span text:style-name="T42">// <text:s/>424.364...c </text:span><text:span text:style-name="T35"><text:s/><text:tab/></text:span></text:p>
      <text:p text:style-name="P19"><text:s text:c="2"/><text:tab/></text:p>
      <text:p text:style-name="Standard"><text:s/>Applying to frequencies:</text:p>
      <text:p text:style-name="P19"/>
      <text:p text:style-name="P16"><text:span text:style-name="T8"><text:s text:c="2"/><text:tab/>println (</text:span><text:span text:style-name="T20">c</text:span><text:span text:style-name="T8"> on </text:span><text:span text:style-name="T26">3</text:span><text:span text:style-name="T8">) <text:s text:c="12"/></text:span><text:span text:style-name="T35">// 23/6</text:span></text:p>
      <text:p text:style-name="P16"><text:span text:style-name="T8"><text:s text:c="2"/><text:tab/>println (</text:span><text:span text:style-name="T20">c</text:span><text:span text:style-name="T8"> on Rational(</text:span><text:span text:style-name="T26">3</text:span><text:span text:style-name="T8">,</text:span><text:span text:style-name="T26">2</text:span><text:span text:style-name="T8">)) </text:span><text:span text:style-name="T35">// 23/12</text:span></text:p>
      <text:p text:style-name="P18"><text:span text:style-name="T9"><text:s text:c="2"/><text:tab/>println (</text:span><text:span text:style-name="T21">c</text:span><text:span text:style-name="T9"> on </text:span><text:span text:style-name="T27">1.5</text:span><text:span text:style-name="T9">) <text:s text:c="10"/></text:span><text:span text:style-name="T36">// 1.916666....</text:span></text:p>
      <text:p text:style-name="Standard"/>
      <text:p text:style-name="Standard">It is possibe to use a string to create pure intervals:</text:p>
      <text:p text:style-name="Standard"/>
      <text:p text:style-name="P18"><text:span text:style-name="T9"><text:s text:c="2"/><text:tab/></text:span><text:span text:style-name="T17">val</text:span><text:span text:style-name="T9"> </text:span><text:span text:style-name="T21">g</text:span><text:span text:style-name="T9">: PureInterval = </text:span><text:span text:style-name="T46">"2/3"</text:span></text:p>
      <text:p text:style-name="P25"/>
      <text:h text:style-name="Heading_20_2" text:outline-level="2">Just Intonation</text:h>
      <text:p text:style-name="Text_20_body">There are three functions provided in the PureInterval factory object to compute Just-intonation intervals, using limit-3, limit-5 and limit-7 just intonation:</text:p>
      <text:p text:style-name="Text_20_body"/>
      <text:p text:style-name="P7"><text:span text:style-name="T8"><text:s text:c="2"/><text:tab/></text:span><text:span text:style-name="T16">def</text:span><text:span text:style-name="T8"> JILimit7(f3: Int, f5: Int, f7: Int): PureInterval = {</text:span></text:p>
      <text:p text:style-name="P16"><text:span text:style-name="T8"><text:s text:c="6"/><text:tab/><text:tab/>(</text:span><text:span text:style-name="T31">Fifth</text:span><text:span text:style-name="T8"> * f3 + </text:span><text:span text:style-name="T31">MajorThird</text:span><text:span text:style-name="T8"> * f5 + </text:span><text:span text:style-name="T31">MajorSeventh</text:span><text:span text:style-name="T8"> * f7).normalize }</text:span></text:p>
      <text:p text:style-name="P16"><text:span text:style-name="T8"><text:s text:c="4"/><text:tab/></text:span><text:span text:style-name="T16">def</text:span><text:span text:style-name="T8"> JILimit5(f3: Int, f5: Int): PureInterval = {</text:span></text:p>
      <text:p text:style-name="P16"><text:span text:style-name="T8"><text:s text:c="5"/><text:tab/><text:tab/>(</text:span><text:span text:style-name="T31">Fifth</text:span><text:span text:style-name="T8"> * f3 + </text:span><text:span text:style-name="T31">MajorThird</text:span><text:span text:style-name="T8"> * f5).normalize }</text:span></text:p>
      <text:p text:style-name="P16"><text:span text:style-name="T8"><text:tab/></text:span><text:span text:style-name="T16">def</text:span><text:span text:style-name="T8"> JILimit3(f3: Int): PureInterval = {</text:span></text:p>
      <text:p text:style-name="P18"><text:span text:style-name="T9"><text:s text:c="6"/><text:tab/><text:tab/>(</text:span><text:span text:style-name="T32">Fifth</text:span><text:span text:style-name="T9"> * f3).normalize }</text:span></text:p>
      <text:p text:style-name="P19"/>
      <text:p text:style-name="Standard">Example:</text:p>
      <text:p text:style-name="P19"/>
      <text:p text:style-name="P16"><text:span text:style-name="T8"><text:s text:c="2"/><text:tab/></text:span><text:span text:style-name="T16">val</text:span><text:span text:style-name="T8"> </text:span><text:span text:style-name="T20">e</text:span><text:span text:style-name="T8"> = PureInterval.JILimit5(</text:span><text:span text:style-name="T26">4</text:span><text:span text:style-name="T8">,-</text:span><text:span text:style-name="T26">1</text:span><text:span text:style-name="T8">)</text:span></text:p>
      <text:p text:style-name="P16"><text:span text:style-name="T8"><text:tab/>println(</text:span><text:span text:style-name="T20">e</text:span><text:span text:style-name="T8">) </text:span><text:span text:style-name="T35">// 81/80 – again the Syntonic comma</text:span></text:p>
      <text:p text:style-name="Standard"/>
      <text:p text:style-name="Standard"/>
      <text:h text:style-name="P31" text:outline-level="1">Eitz Intervals</text:h>
      <text:p text:style-name="P4">musica.math.EitzInterval, PureEitzInterval, RealEitzInterval </text:p>
      <text:p text:style-name="P4"/>
      <text:p text:style-name="Standard">Eitz' notation <text:s/>can be used for pure intervals in the Euler/Riemann <text:span text:style-name="T1">Tonnetz</text:span><text:span text:style-name="T2"> and for temperament intervals witth divided comma's as in Murray's book. <text:s/>An Eitz interval consists of a basic note and an exponent. The basic note indicates the number of pure fifths (with Central C as a reference) and the exponent indicates the number of syntonic comma's added to the fifths. </text:span></text:p>
      <text:p text:style-name="P10"/>
      <text:p text:style-name="Standard"><text:span text:style-name="T2">For example E</text:span><text:span text:style-name="T6">-1</text:span><text:span text:style-name="T2"> in Eitz notation consists of 4 pure fifths minus one comma, which is (when normalized) equal to a pure third. <text:s/>It is possible to use fractions in the exponent: A</text:span><text:span text:style-name="T6">+1/2</text:span><text:span text:style-name="T4"> which indicates three fifths plus halve a comma. <text:s/>This interval is not pure. </text:span></text:p>
      <text:p text:style-name="P41"/>
      <text:p text:style-name="Standard"><text:span text:style-name="T4">In Musica, the "^" is used to separate the note from the exponent: "E^+1" and "A^-1/2". </text:span>Use the notation for classic notes (see next chapter) to indicate the base note. <text:s/>This note may include an indication for the octave: <text:s/>"F#+1^-1" for F sharp in octave 1 minus a comma. </text:p>
      <text:p text:style-name="Standard"/>
      <text:p text:style-name="Standard">Eitz Intervals can be created using the factory object EitzInterval. <text:s/>The easiest way is to use a string in the above sytnax to create Eitz Intervals: </text:p>
      <text:p text:style-name="Standard"/>
      <text:p text:style-name="P18"><text:span text:style-name="T9"><text:s text:c="3"/><text:tab/>EitzInterval(</text:span><text:span text:style-name="T45">"C^0"</text:span><text:span text:style-name="T9">) </text:span></text:p>
      <text:p text:style-name="P16"><text:span text:style-name="T8"><text:s text:c="2"/><text:tab/>EitzInterval(</text:span><text:span text:style-name="T44">"E^-1"</text:span><text:span text:style-name="T8">)</text:span></text:p>
      <text:p text:style-name="P16"><text:span text:style-name="T8"><text:s text:c="2"/><text:tab/>EitzInterval(</text:span><text:span text:style-name="T44">"E+1^+2"</text:span><text:span text:style-name="T8">)</text:span><text:span text:style-name="T35"><text:tab/></text:span></text:p>
      <text:p text:style-name="P16"><text:span text:style-name="T35"><text:tab/></text:span><text:span text:style-name="T8">EitzInterval(</text:span><text:span text:style-name="T44">"Bb+1^+1/3"</text:span><text:span text:style-name="T8">)</text:span></text:p>
      <text:p text:style-name="P21"/>
      <text:p text:style-name="Standard">Take care that "+" or "-" is always included in the exponent, except for "0".</text:p>
      <text:p text:style-name="Standard">When fractioned exponents are used, the function produces a RealEitzInterval which is an extension of CentsInterval, otherwise a PureEitzInterval is produced, which is an extension of PureInterval.</text:p>
      <text:p text:style-name="P28"/>
      <text:p text:style-name="Standard">It is possible to use classic notes and numeric parameters to create Eitz intervals:</text:p>
      <text:p text:style-name="Standard"/>
      <text:p text:style-name="P16"><text:span text:style-name="T14"><text:tab/></text:span><text:span text:style-name="T8">EitzInterval(</text:span><text:span text:style-name="T44">ClassicNote(2)</text:span><text:span text:style-name="T8">, -1</text:span><text:span text:style-name="T8">)) </text:span><text:span text:style-name="T35">// <text:s/>= "E^-1"</text:span></text:p>
      <text:p text:style-name="P16"><text:span text:style-name="T8"><text:tab/>EitzInterval(</text:span><text:span text:style-name="T44">ClassicNote(2,-1,1)</text:span><text:span text:style-name="T8">, Rational</text:span><text:span text:style-name="T44">(1,3</text:span><text:span text:style-name="T8">)) </text:span><text:span text:style-name="T35">// "Eb+1^1/3"</text:span></text:p>
      <text:p text:style-name="P16"><text:span text:style-name="T8"><text:tab/>EitzInterval(</text:span><text:span text:style-name="T44">ClassicNote(2,-1,1)</text:span><text:span text:style-name="T8">, 1, 3) </text:span><text:span text:style-name="T35">// "Eb+1^1/3"</text:span></text:p>
      <text:p text:style-name="Standard"/>
      <text:p text:style-name="Standard"><text:s/>If the exponent is not indicated, the octave will be interpreted as exponent:</text:p>
      <text:p text:style-name="Standard"/>
      <text:p text:style-name="P16"><text:span text:style-name="T8"><text:s text:c="2"/><text:tab/>EitzInterval(</text:span><text:span text:style-name="T44">"D+1"</text:span><text:span text:style-name="T8">) </text:span><text:span text:style-name="T35">// "D^+1"</text:span></text:p>
      <text:p text:style-name="P21"/>
      <text:p text:style-name="Standard"/>
      <text:h text:style-name="P31" text:outline-level="1">Classic Notes</text:h>
      <text:p text:style-name="code">musica.symbol.ClassicNote</text:p>
      <text:p text:style-name="Text_20_body"/>
      <text:p text:style-name="Text_20_body">Classic notes are most easily created using the notation: note name, deviation, octaves, in which the note names are 'A' to 'G', <text:s/>the deviation is one ore more '#' for sharps and one or more 'b' for flats. Octaves are indicated with '0' for the central octave (0 is default), +1, +2, etc for higher octaves and -1, -2, etc for lower octaves. <text:s/>Use the factory object ClassicNote:</text:p>
      <text:p text:style-name="P18"><text:span text:style-name="T11"><text:tab/></text:span><text:span text:style-name="T17">val</text:span><text:span text:style-name="T9"> </text:span><text:span text:style-name="T21">n</text:span><text:span text:style-name="T9"> = ClassicNote(</text:span><text:span text:style-name="T45">"C#+1"</text:span><text:span text:style-name="T9">)</text:span></text:p>
      <text:p text:style-name="P18"><text:span text:style-name="T11"><text:tab/></text:span><text:span text:style-name="T17">val</text:span><text:span text:style-name="T9"> </text:span><text:span text:style-name="T21">a</text:span><text:span text:style-name="T9">: ClassicNote = </text:span><text:span text:style-name="T46">"Abb"</text:span></text:p>
      <text:p text:style-name="P24"/>
      <text:p text:style-name="Standard">You can use numerical parameters as well. Use step, deviation and octave. <text:s/>The default for step and octave is 0. Beware that the step starts with 0 for "C" and only values 0 to 6 are allowed. Deviation and octave can be any integer:</text:p>
      <text:p text:style-name="Standard"/>
      <text:p text:style-name="Standard"><text:s/><text:tab/><text:span text:style-name="T10">println</text:span><text:span text:style-name="T9">( ClassicNote(</text:span><text:span text:style-name="T27">2</text:span><text:span text:style-name="T9">,-</text:span><text:span text:style-name="T27">1</text:span><text:span text:style-name="T9">,</text:span><text:span text:style-name="T27">1</text:span><text:span text:style-name="T9">) ) </text:span><text:span text:style-name="T36">// <text:s/></text:span><text:span text:style-name="T37">Eb</text:span><text:span text:style-name="T36">+1</text:span></text:p>
      <text:p text:style-name="P8"/>
      <text:p text:style-name="Standard">You can use fields <text:span text:style-name="T1">step</text:span>, <text:span text:style-name="T1">dev</text:span> and <text:span text:style-name="T1">octave</text:span> to retrieve the properties of a note.</text:p>
      <text:p text:style-name="Standard"/>
      <text:p text:style-name="P16"><text:span text:style-name="T8"><text:tab/>println( </text:span><text:span text:style-name="T44">""</text:span><text:span text:style-name="T8"> + </text:span><text:span text:style-name="T20">n</text:span><text:span text:style-name="T8"> + </text:span><text:span text:style-name="T44">" "</text:span><text:span text:style-name="T8">+ </text:span><text:span text:style-name="T20">n</text:span><text:span text:style-name="T8">.</text:span><text:span text:style-name="T31">step</text:span><text:span text:style-name="T8"> +</text:span><text:span text:style-name="T44">" "</text:span><text:span text:style-name="T8">+ </text:span><text:span text:style-name="T20">n</text:span><text:span text:style-name="T8">.</text:span><text:span text:style-name="T31">dev</text:span><text:span text:style-name="T8">+ </text:span><text:span text:style-name="T44">" "</text:span><text:span text:style-name="T8"> + </text:span><text:span text:style-name="T20">n</text:span><text:span text:style-name="T8">.</text:span><text:span text:style-name="T31">octave</text:span><text:span text:style-name="T8"> ) </text:span><text:span text:style-name="T35">// C#+1 0 1 1</text:span></text:p>
      <text:p text:style-name="P21"/>
      <text:p text:style-name="Standard">The chromatic (12-scale) value of a note is indicated by the field <text:span text:style-name="T1">chr </text:span><text:span text:style-name="T2"><text:s/>and the corresponding midi pitch code with the field </text:span><text:span text:style-name="T1">midicode</text:span><text:span text:style-name="T2">:</text:span></text:p>
      <text:p text:style-name="P10"/>
      <text:p text:style-name="P7"><text:span text:style-name="T15"><text:tab/>println( </text:span><text:span text:style-name="T47">""</text:span><text:span text:style-name="T15"> + </text:span><text:span text:style-name="T24">a</text:span><text:span text:style-name="T15"> + </text:span><text:span text:style-name="T47">" "</text:span><text:span text:style-name="T15"> + </text:span><text:span text:style-name="T24">a</text:span><text:span text:style-name="T15">.</text:span><text:span text:style-name="T33">chr</text:span><text:span text:style-name="T15"> + </text:span><text:span text:style-name="T47">" "</text:span><text:span text:style-name="T15"> + </text:span><text:span text:style-name="T24">a</text:span><text:span text:style-name="T15">.</text:span><text:span text:style-name="T33">midicode</text:span><text:span text:style-name="T15">) <text:s/></text:span><text:span text:style-name="T40">// </text:span><text:span text:style-name="T41">Abb</text:span><text:span text:style-name="T40"> 7 67</text:span></text:p>
      <text:p text:style-name="P9"/>
      <text:p text:style-name="Standard">Two notes are called enharmonic if their chromatic value is equal:</text:p>
      <text:p text:style-name="Standard"/>
      <text:p text:style-name="P16"><text:span text:style-name="T8"><text:s text:c="4"/>println( </text:span><text:span text:style-name="T20">a</text:span><text:span text:style-name="T8">.isEnharmonic(</text:span><text:span text:style-name="T49">"G"</text:span><text:span text:style-name="T14">)</text:span><text:span text:style-name="T8">) </text:span><text:span text:style-name="T35">// true</text:span></text:p>
      <text:p text:style-name="P21"/>
      <text:p text:style-name="P16"><text:span text:style-name="T8"><text:s text:c="4"/>println( </text:span><text:span text:style-name="T20">a == </text:span><text:span text:style-name="T49">"G"</text:span><text:span text:style-name="T8">) </text:span><text:span text:style-name="T35">// false</text:span></text:p>
      <text:p text:style-name="P21"/>
      <text:p text:style-name="Standard">(Observe that implicit conversion from String to ClassicNote is applied.)</text:p>
      <text:p text:style-name="Standard"/>
      <text:p text:style-name="Standard">Classic notes can be normalized, which means setting the octave to 0.</text:p>
      <text:p text:style-name="Standard"/>
      <text:p text:style-name="P16"><text:span text:style-name="T8"><text:s/><text:tab/>println( </text:span><text:span text:style-name="T20">n</text:span><text:span text:style-name="T8">.normalize ) </text:span><text:span text:style-name="T35">// C#</text:span></text:p>
      <text:p text:style-name="Standard"/>
      <text:p text:style-name="Standard">Classic notes can also be created by using the Circle of Fifths. At position 0 is the "C". All notes produced this way are normalized. <text:s/></text:p>
      <text:p text:style-name="Standard"/>
      <text:p text:style-name="P18"><text:span text:style-name="T9"><text:tab/>println (ClassicNote.FifthCircle(</text:span><text:span text:style-name="T27">2</text:span><text:span text:style-name="T9">)) <text:s text:c="3"/></text:span><text:span text:style-name="T36">// D <text:tab/></text:span></text:p>
      <text:p text:style-name="P18"><text:span text:style-name="T36"><text:tab/></text:span><text:span text:style-name="T9">println (ClassicNote.FifthCircle(-</text:span><text:span text:style-name="T27">13</text:span><text:span text:style-name="T9">)) <text:s/></text:span><text:span text:style-name="T36">//</text:span><text:span text:style-name="T39"> Gbb</text:span></text:p>
      <text:p text:style-name="P22"/>
      <text:p text:style-name="Standard">You can also retrieve the position on the Circle of Fifth for a given classic note (ignoring the octave), using <text:span text:style-name="T1">fifth:</text:span></text:p>
      <text:p text:style-name="P10"/>
      <text:p text:style-name="P7"><text:span text:style-name="T15"><text:tab/>println( </text:span><text:span text:style-name="T24">a</text:span><text:span text:style-name="T15">.fifth ) </text:span><text:span text:style-name="T40">// -11</text:span></text:p>
      <text:p text:style-name="P9"/>
      <text:p text:style-name="P9"/>
      <text:p text:style-name="Standard"/>
      <text:h text:style-name="P31" text:outline-level="1">Classic Intervals</text:h>
      <text:p text:style-name="code">musica.symbol.ClassicInterval</text:p>
      <text:p text:style-name="Text_20_body"/>
      <text:p text:style-name="Text_20_body">Classic intervals can be created using the standard notation: "P" for pure, "M" for major, "m" for minor, "A" and "d" for augmented and diminished, followed by the number of steps (1 is unison):</text:p>
      <text:p text:style-name="P7"><text:span text:style-name="T13"><text:tab/></text:span><text:span text:style-name="T16">val</text:span><text:span text:style-name="T8"> </text:span><text:span text:style-name="T20">s</text:span><text:span text:style-name="T8"> = ClassicInterval(</text:span><text:span text:style-name="T44">"P5"</text:span><text:span text:style-name="T8">) <text:s text:c="2"/></text:span><text:span text:style-name="T50">// pure fifth</text:span></text:p>
      <text:p text:style-name="P18"><text:span text:style-name="T11"><text:tab/></text:span><text:span text:style-name="T17">val</text:span><text:span text:style-name="T9"> </text:span><text:span text:style-name="T21">t</text:span><text:span text:style-name="T9">: ClassicInterval = </text:span><text:span text:style-name="T46">"m16" <text:s/></text:span><text:span text:style-name="T51">// minor sixteenth</text:span></text:p>
      <text:p text:style-name="P24"/>
      <text:p text:style-name="Text_20_body">In musica there are some additions to this notation. You can indicate an interval downwards by adding a minus sign.</text:p>
      <text:p text:style-name="P14"><text:span text:style-name="T13"><text:tab/></text:span><text:span text:style-name="T16">val</text:span><text:span text:style-name="T8"> </text:span><text:span text:style-name="T20">u</text:span><text:span text:style-name="T8">: ClassicInterval = </text:span><text:span text:style-name="T49">"-A4"</text:span><text:span text:style-name="T8"> </text:span><text:span text:style-name="T50">// augmented fourth down</text:span><text:span text:style-name="T8"> </text:span></text:p>
      <text:p text:style-name="Text_20_body">Intervals with larger deviations are called "irregular" and can be created using "i()" and "I()" and a number indicating the size of the deviation. This number should be positive. "i" is used for intervals smaller than standard, "I" for intervals larger than standard.</text:p>
      <text:p text:style-name="P7"><text:span text:style-name="T13"><text:tab/></text:span><text:span text:style-name="T16">val</text:span><text:span text:style-name="T8"> </text:span><text:span text:style-name="T20">v</text:span><text:span text:style-name="T8">: ClassicInterval = </text:span><text:span text:style-name="T49">"i(12)4"</text:span><text:span text:style-name="T8"> <text:s/></text:span></text:p>
      <text:p text:style-name="P18"><text:span text:style-name="T11"><text:tab/></text:span><text:span text:style-name="T17">val</text:span><text:span text:style-name="T9"> </text:span><text:span text:style-name="T21">w</text:span><text:span text:style-name="T9">: ClassicInterval = </text:span><text:span text:style-name="T46">"I(10)7"</text:span></text:p>
      <text:p text:style-name="P25"/>
      <text:p text:style-name="P18">It is possible to create Classic Intervals using numeric parameters as well. <text:s/>Use parameters step and deviation. Both parameters can be any integer. Step 0 is the unison interval. Negative values for step indicate an interval downwards. <text:s/>The meaning of the deviation differs for intervals that can or cannot be pure. For pure intervals, 0 means pure, -1 means diminished and +1 is augmented. All other values are irregular. <text:s/>For non-pure intervals, 0 means major, -1 minor, -2 diminished and +1 augmented, and all other values irregular.</text:p>
      <text:p text:style-name="P11"/>
      <text:p text:style-name="P7"><text:span text:style-name="T8"><text:tab/>println(ClassicInterval(</text:span><text:span text:style-name="T26">0</text:span><text:span text:style-name="T8">)) <text:s text:c="4"/></text:span><text:span text:style-name="T35">// P1 <text:s/></text:span></text:p>
      <text:p text:style-name="P16"><text:span text:style-name="T8"><text:s/><text:tab/>println(ClassicInterval(</text:span><text:span text:style-name="T26">2</text:span><text:span text:style-name="T8">,-</text:span><text:span text:style-name="T26">1</text:span><text:span text:style-name="T8">)) <text:s/></text:span><text:span text:style-name="T35">// m3 <text:s text:c="2"/></text:span></text:p>
      <text:p text:style-name="P18"><text:span text:style-name="T9"><text:tab/>println(ClassicInterval(</text:span><text:span text:style-name="T27">7</text:span><text:span text:style-name="T9">,</text:span><text:span text:style-name="T27">5</text:span><text:span text:style-name="T9">)) <text:s text:c="2"/></text:span><text:span text:style-name="T36">// I(5)8</text:span></text:p>
      <text:p text:style-name="Text_20_body"/>
      <text:p text:style-name="Text_20_body">You can retrieve the step and deviation using fields <text:span text:style-name="T1">step</text:span> and <text:span text:style-name="T1">dev</text:span>: </text:p>
      <text:p text:style-name="P14"><text:span text:style-name="T8"><text:s/><text:tab/>println( </text:span><text:span text:style-name="T44">""</text:span><text:span text:style-name="T8"> + </text:span><text:span text:style-name="T20">s</text:span><text:span text:style-name="T8"> + </text:span><text:span text:style-name="T44">" "</text:span><text:span text:style-name="T8">+ </text:span><text:span text:style-name="T20">s</text:span><text:span text:style-name="T8">.</text:span><text:span text:style-name="T31">step</text:span><text:span text:style-name="T8"> +</text:span><text:span text:style-name="T44">" "</text:span><text:span text:style-name="T8">+ </text:span><text:span text:style-name="T20">s</text:span><text:span text:style-name="T8">.</text:span><text:span text:style-name="T31">dev</text:span><text:span text:style-name="T8"> ) </text:span><text:span text:style-name="T35">// P5 4 0 </text:span></text:p>
      <text:p text:style-name="Text_20_body">It is possible to retrieve the size of the interval (chromatic distance) and the number of complete octaves encompassed:</text:p>
      <text:p text:style-name="P27"><text:span text:style-name="T8"><text:tab/>println( </text:span><text:span text:style-name="T44">""</text:span><text:span text:style-name="T8"> + </text:span><text:span text:style-name="T20">t</text:span><text:span text:style-name="T8"> + </text:span><text:span text:style-name="T44">" "</text:span><text:span text:style-name="T8">+ </text:span><text:span text:style-name="T20">t</text:span><text:span text:style-name="T8">.</text:span><text:span text:style-name="T31">size</text:span><text:span text:style-name="T8"> +</text:span><text:span text:style-name="T44">" "</text:span><text:span text:style-name="T8">+ </text:span><text:span text:style-name="T20">t</text:span><text:span text:style-name="T8">.</text:span><text:span text:style-name="T31">octaves</text:span><text:span text:style-name="T8"> ) </text:span><text:span text:style-name="T35">// m16 25 2</text:span></text:p>
      <text:p text:style-name="Text_20_body">Use the function <text:span text:style-name="T1">name</text:span><text:span text:style-name="T2"> to get a longer description:</text:span></text:p>
      <text:p text:style-name="Text_20_body"><text:span text:style-name="T12"><text:tab/>println(</text:span><text:span text:style-name="T22">t</text:span><text:span text:style-name="T12">.name) </text:span><text:span text:style-name="T38">// Minor Second 16va</text:span></text:p>
      <text:p text:style-name="Text_20_body">Intervals are called <text:span text:style-name="T1">equal</text:span> if their step and deviation are equal. They are called <text:span text:style-name="T1">enharmonic</text:span><text:span text:style-name="T2"> if they have the same size.</text:span></text:p>
      <text:p text:style-name="P7"><text:span text:style-name="T15"><text:tab/>println(ClassicInterval(</text:span><text:span text:style-name="T47">"M2"</text:span><text:span text:style-name="T15">) isEnharmonic </text:span><text:span text:style-name="T48">"d3"</text:span><text:span text:style-name="T15">) </text:span><text:span text:style-name="T40">// true</text:span></text:p>
      <text:p text:style-name="P18"><text:span text:style-name="T9"><text:s/><text:tab/>println(ClassicInterval(</text:span><text:span text:style-name="T45">"M2"</text:span><text:span text:style-name="T9">) == </text:span><text:span text:style-name="T45">"d3"</text:span><text:span text:style-name="T9">) <text:s text:c="10"/></text:span><text:span text:style-name="T36">// false</text:span></text:p>
      <text:p text:style-name="P15"/>
      <text:p text:style-name="Text_20_body">Classic Intervals can be created from two notes (implicit String conversion):</text:p>
      <text:p text:style-name="Text_20_body"><text:tab/><text:span text:style-name="T9">println(ClassicInterval(</text:span><text:span text:style-name="T46">"C"</text:span><text:span text:style-name="T9">, </text:span><text:span text:style-name="T46">"E"</text:span><text:span text:style-name="T9">)) <text:s text:c="3"/></text:span><text:span text:style-name="T36">// M3<text:line-break/><text:tab/></text:span><text:span text:style-name="T10">println</text:span><text:span text:style-name="T9">(ClassicInterval(</text:span><text:span text:style-name="T46">"F+1"</text:span><text:span text:style-name="T9">, </text:span><text:span text:style-name="T46">"C"</text:span><text:span text:style-name="T9">)) <text:s/></text:span><text:span text:style-name="T36">//-P11</text:span></text:p>
      <text:p text:style-name="Text_20_body"/>
      <text:p text:style-name="Text_20_body"/>
      <text:p text:style-name="Text_20_body"><text:soft-page-break/>A number of classic intervals have been predefined in the factory object ClassicInterval:</text:p>
      <text:p text:style-name="P18"><text:span text:style-name="T11"><text:tab/></text:span><text:span text:style-name="T17">def</text:span><text:span text:style-name="T9"> Prime = ClassicInterval(</text:span><text:span text:style-name="T27">0</text:span><text:span text:style-name="T9">)</text:span></text:p>
      <text:p text:style-name="P16"><text:span text:style-name="T13"><text:tab/></text:span><text:span text:style-name="T16">def</text:span><text:span text:style-name="T8"> MinorSecond = </text:span><text:span text:style-name="T14">ClassicInterval</text:span><text:span text:style-name="T8">(</text:span><text:span text:style-name="T26">1</text:span><text:span text:style-name="T8">,-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ajorSecond = ClassicInterval(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inorThird = ClassicInterval(</text:span><text:span text:style-name="T26">2</text:span><text:span text:style-name="T8">,-</text:span><text:span text:style-name="T26">1</text:span><text:span text:style-name="T8">)<text:tab/></text:span></text:p>
      <text:p text:style-name="P16"><text:span text:style-name="T13"><text:tab/></text:span><text:span text:style-name="T16">def</text:span><text:span text:style-name="T8"> MajorThird = ClassicInterval(</text:span><text:span text:style-name="T26">2</text:span><text:span text:style-name="T8">)</text:span></text:p>
      <text:p text:style-name="P16"><text:span text:style-name="T13"><text:tab/></text:span><text:span text:style-name="T16">def</text:span><text:span text:style-name="T8"> Fourth = ClassicInterval(</text:span><text:span text:style-name="T26">3</text:span><text:span text:style-name="T8">)</text:span></text:p>
      <text:p text:style-name="P16"><text:span text:style-name="T13"><text:tab/></text:span><text:span text:style-name="T16">def</text:span><text:span text:style-name="T8"> Fifth = ClassicInterval(</text:span><text:span text:style-name="T26">4</text:span><text:span text:style-name="T8">)</text:span></text:p>
      <text:p text:style-name="P16"><text:span text:style-name="T13"><text:tab/></text:span><text:span text:style-name="T16">def</text:span><text:span text:style-name="T8"> MinorSixth = ClassicInterval(</text:span><text:span text:style-name="T26">5</text:span><text:span text:style-name="T8">,-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ajorSixth = ClassicInterval(</text:span><text:span text:style-name="T26">5</text:span><text:span text:style-name="T8">)</text:span></text:p>
      <text:p text:style-name="P16"><text:span text:style-name="T13"><text:tab/></text:span><text:span text:style-name="T16">def</text:span><text:span text:style-name="T8"> MinorSeventh = ClassicInterval(</text:span><text:span text:style-name="T26">6</text:span><text:span text:style-name="T8">,-</text:span><text:span text:style-name="T26">1</text:span><text:span text:style-name="T8">)</text:span></text:p>
      <text:p text:style-name="P16"><text:span text:style-name="T13"><text:tab/></text:span><text:span text:style-name="T16">def</text:span><text:span text:style-name="T8"> MajorSeventh = ClassicInterval(</text:span><text:span text:style-name="T26">6</text:span><text:span text:style-name="T8">)</text:span></text:p>
      <text:p text:style-name="P18"><text:span text:style-name="T11"><text:tab/></text:span><text:span text:style-name="T17">def</text:span><text:span text:style-name="T9"> Octave = ClassicInterval(</text:span><text:span text:style-name="T27">7</text:span><text:span text:style-name="T9">)</text:span></text:p>
      <text:p text:style-name="P19"/>
      <text:p text:style-name="P19">Classic intervals can be normalized, bringing them back within one octave:<text:tab/></text:p>
      <text:p text:style-name="P20"/>
      <text:p text:style-name="P18"><text:span text:style-name="T10"><text:tab/>println</text:span><text:span text:style-name="T9">(</text:span><text:span text:style-name="T21">t</text:span><text:span text:style-name="T9">.normalize.name) </text:span><text:span text:style-name="T36">// Minor Second</text:span></text:p>
      <text:p text:style-name="P18"><text:span text:style-name="T9"><text:s/><text:tab/>println(</text:span><text:span text:style-name="T21">u</text:span><text:span text:style-name="T9">.normalize.name) </text:span><text:span text:style-name="T36">// Diminished Fifth</text:span></text:p>
      <text:p text:style-name="P19"/>
      <text:p text:style-name="P19"/>
      <text:p text:style-name="P19">Some operations involving classic intervals and notes have been defined. Classic Intervals can be negated, added, subtracted and multiplied by integers:</text:p>
      <text:p text:style-name="P19"/>
      <text:p text:style-name="P19"><text:tab/>println( <text:span text:style-name="T20">s</text:span> + <text:span text:style-name="T20">t</text:span> - <text:span text:style-name="T20">u</text:span>*<text:span text:style-name="T26">2</text:span> ) <text:span text:style-name="T35">// A26</text:span></text:p>
      <text:p text:style-name="P19"><text:tab/>println( -<text:span text:style-name="T20">s</text:span> )<text:span text:style-name="T35">// -P5</text:span></text:p>
      <text:p text:style-name="P19"/>
      <text:p text:style-name="P19">Intervals can be applied on notes, to produce notes:</text:p>
      <text:p text:style-name="P19"/>
      <text:p text:style-name="P19"><text:tab/><text:span text:style-name="T52">println (</text:span><text:span text:style-name="T25">s</text:span><text:span text:style-name="T52"> on </text:span><text:span text:style-name="T49">"C#"</text:span><text:span text:style-name="T52">) <text:s text:c="6"/></text:span><text:span text:style-name="T42">// G#</text:span></text:p>
      <text:p text:style-name="P16"><text:span text:style-name="T14"><text:s/><text:tab/>println (</text:span><text:span text:style-name="T25">t</text:span><text:span text:style-name="T14"> below </text:span><text:span text:style-name="T49">"Ab+2"</text:span><text:span text:style-name="T14">)</text:span><text:span text:style-name="T8"> <text:s/></text:span><text:span text:style-name="T35">// G</text:span></text:p>
      <text:p text:style-name="P21"/>
      <text:p text:style-name="Standard">The inverse of an interval is computed on the normalized version:</text:p>
      <text:p text:style-name="Standard"/>
      <text:p text:style-name="P16"><text:span text:style-name="T8"><text:tab/>println (</text:span><text:span text:style-name="T20">s</text:span><text:span text:style-name="T8"> invert) </text:span><text:span text:style-name="T35">// P4</text:span></text:p>
      <text:p text:style-name="P18"><text:span text:style-name="T9"><text:s/><text:tab/>println (</text:span><text:span text:style-name="T21">t</text:span><text:span text:style-name="T9"> invert) </text:span><text:span text:style-name="T36">// M7</text:span></text:p>
      <text:p text:style-name="P21"/>
      <text:p text:style-name="Standard"/>
      <text:h text:style-name="P31" text:outline-level="1">Classic Scales</text:h>
      <text:p text:style-name="code">musica.symbol.ClassicScale</text:p>
      <text:p text:style-name="Standard"/>
      <text:p text:style-name="Text_20_body">A classic scale is simply a list of classic intervals, in increasing order. There are two ways to define a scale: by providing (a List of) ClassicIntervals, or by simply providing a String with comma-separated interval names (no whitespace). <text:s/>Scales can be applied to a <text:s/>note to create a list of notes:</text:p>
      <text:p text:style-name="Standard"><text:span text:style-name="T11"><text:tab/></text:span><text:span text:style-name="T17">val</text:span><text:span text:style-name="T9"> </text:span><text:span text:style-name="T21">scale1</text:span><text:span text:style-name="T9"> = ClassicScale(</text:span><text:span text:style-name="T45">"P1,M2,M3,P4,P5,M6,M7"</text:span><text:span text:style-name="T9">)</text:span></text:p>
      <text:p text:style-name="P18"><text:span text:style-name="T11"><text:tab/></text:span><text:span text:style-name="T17">val</text:span><text:span text:style-name="T9"> </text:span><text:span text:style-name="T21">scale2</text:span><text:span text:style-name="T9"> = ClassicScale(</text:span><text:span text:style-name="T46">"P1"</text:span><text:span text:style-name="T10">,</text:span><text:span text:style-name="T46">"M2"</text:span><text:span text:style-name="T10">,</text:span><text:span text:style-name="T46">"M3"</text:span><text:span text:style-name="T10">,</text:span><text:span text:style-name="T46">"P4"</text:span><text:span text:style-name="T10">,</text:span><text:span text:style-name="T46">"P5"</text:span><text:span text:style-name="T10">,</text:span><text:span text:style-name="T46">"M6"</text:span><text:span text:style-name="T10">,</text:span><text:span text:style-name="T46">"M7"</text:span><text:span text:style-name="T9">)</text:span></text:p>
      <text:p text:style-name="P18"><text:span text:style-name="T9"><text:s/><text:tab/></text:span><text:span text:style-name="T17">val</text:span><text:span text:style-name="T9"> </text:span><text:span text:style-name="T21">l</text:span><text:span text:style-name="T9">: List[ClassicInterval] = List(</text:span><text:span text:style-name="T46">"P1"</text:span><text:span text:style-name="T10">,</text:span><text:span text:style-name="T46">"M2"</text:span><text:span text:style-name="T10">,</text:span><text:span text:style-name="T46">"M3"</text:span><text:span text:style-name="T10">,</text:span><text:span text:style-name="T46">"P4"</text:span><text:span text:style-name="T10">,</text:span><text:span text:style-name="T46">"P5"</text:span><text:span text:style-name="T10">,</text:span><text:span text:style-name="T46">"M6"</text:span><text:span text:style-name="T10">,</text:span><text:span text:style-name="T46">"M7"</text:span><text:span text:style-name="T9">)</text:span></text:p>
      <text:p text:style-name="P18"><text:span text:style-name="T11"><text:tab/></text:span><text:span text:style-name="T17">val</text:span><text:span text:style-name="T9"> </text:span><text:span text:style-name="T21">scale3</text:span><text:span text:style-name="T9"> = ClassicScale(</text:span><text:span text:style-name="T21">l</text:span><text:span text:style-name="T9">) </text:span></text:p>
      <text:p text:style-name="P18"><text:span text:style-name="T9"><text:tab/>println ( </text:span><text:span text:style-name="T21">scale1</text:span><text:span text:style-name="T9"> on </text:span><text:span text:style-name="T46">"C#"</text:span><text:span text:style-name="T9"> ) <text:s/></text:span><text:span text:style-name="T36">// List(C#, D#, E#, F#, G#, A#, B#)</text:span></text:p>
      <text:p text:style-name="Text_20_body"/>
      <text:p text:style-name="Text_20_body">Function step can be used to retrieve the individual intervals on the infinite scale. Step(0) is equal to the firstt interval in the list (most often P1).</text:p>
      <text:p text:style-name="P18"><text:span text:style-name="T9"><text:s/><text:tab/>println(</text:span><text:span text:style-name="T21">scale</text:span><text:span text:style-name="T9">.step(-</text:span><text:span text:style-name="T27">4</text:span><text:span text:style-name="T9">)) <text:s text:c="9"/></text:span><text:span text:style-name="T36">// -P5</text:span></text:p>
      <text:p text:style-name="P16"><text:span text:style-name="T8"><text:tab/>println(</text:span><text:span text:style-name="T20">scale</text:span><text:span text:style-name="T8">.step(-</text:span><text:span text:style-name="T26">4</text:span><text:span text:style-name="T8">) on </text:span><text:span text:style-name="T49">"Ab"</text:span><text:span text:style-name="T14">)</text:span><text:span text:style-name="T8"> <text:s/></text:span><text:span text:style-name="T35">// </text:span><text:span text:style-name="T42">Db</text:span></text:p>
      <text:p text:style-name="P19"><text:s text:c="4"/></text:p>
      <text:p text:style-name="P16"><text:span text:style-name="T13"><text:tab/></text:span><text:span text:style-name="T16">for</text:span><text:span text:style-name="T8"> (</text:span><text:span text:style-name="T20">i</text:span><text:span text:style-name="T8"> &lt;- -</text:span><text:span text:style-name="T29">4</text:span><text:span text:style-name="T8"> to </text:span><text:span text:style-name="T26">1</text:span><text:span text:style-name="T8">) {</text:span></text:p>
      <text:p text:style-name="P17"><text:span text:style-name="T8"><text:s text:c="9"/>println( </text:span><text:span text:style-name="T44">""</text:span><text:span text:style-name="T8">+</text:span><text:span text:style-name="T20">i</text:span><text:span text:style-name="T8">+</text:span><text:span text:style-name="T44">": "</text:span><text:span text:style-name="T8">+(</text:span><text:span text:style-name="T20">scale</text:span><text:span text:style-name="T8">.step(</text:span><text:span text:style-name="T20">i</text:span><text:span text:style-name="T8">)) +</text:span><text:span text:style-name="T44">" "</text:span><text:span text:style-name="T8">+(</text:span><text:span text:style-name="T20">scale</text:span><text:span text:style-name="T8">.step(</text:span><text:span text:style-name="T20">i</text:span><text:span text:style-name="T8">) on </text:span><text:span text:style-name="T44">"Ab"</text:span><text:span text:style-name="T8">)) </text:span></text:p>
      <text:p text:style-name="P20"><text:s text:c="2"/><text:tab/>}</text:p>
      <text:p text:style-name="P17"><text:span text:style-name="T8"><text:s text:c="8"/></text:span><text:span text:style-name="T35">// -4: -P5 </text:span><text:span text:style-name="T35">Db</text:span></text:p>
      <text:p text:style-name="P17"><text:span text:style-name="T8"><text:s text:c="8"/></text:span><text:span text:style-name="T35">// -3: -P4 </text:span><text:span text:style-name="T35">Eb</text:span></text:p>
      <text:p text:style-name="P17"><text:span text:style-name="T8"><text:s text:c="8"/></text:span><text:span text:style-name="T35">// -2: -m3 F</text:span></text:p>
      <text:p text:style-name="P17"><text:span text:style-name="T8"><text:s text:c="8"/></text:span><text:span text:style-name="T35">// -1: -m2 G</text:span></text:p>
      <text:p text:style-name="P17"><text:span text:style-name="T8"><text:s text:c="8"/></text:span><text:span text:style-name="T35">// 0: P1 </text:span><text:span text:style-name="T35">Ab</text:span></text:p>
      <text:p text:style-name="P26"><text:span text:style-name="T9"><text:s text:c="8"/></text:span><text:span text:style-name="T36">// 1: M2 Bb</text:span></text:p>
      <text:p text:style-name="Standard"/>
      <text:p text:style-name="Standard">Of course, pentatonic or whole-note scales are possible too:</text:p>
      <text:p text:style-name="Standard"/>
      <text:p text:style-name="P16"><text:span text:style-name="T8"><text:s/><text:tab/></text:span><text:span text:style-name="T16">val</text:span><text:span text:style-name="T8"> </text:span><text:span text:style-name="T20">pentatonic</text:span><text:span text:style-name="T8"> = ClassicScale(</text:span><text:span text:style-name="T44">"P1,M2,P4,P5,M6"</text:span><text:span text:style-name="T8">) <text:s text:c="2"/></text:span></text:p>
      <text:p text:style-name="P16"><text:span text:style-name="T13"><text:tab/></text:span><text:span text:style-name="T16">val</text:span><text:span text:style-name="T8"> </text:span><text:span text:style-name="T20">wholenote</text:span><text:span text:style-name="T8"> = ClassicScale(</text:span><text:span text:style-name="T44">"P1,M2,M3,A4,A5,A6"</text:span><text:span text:style-name="T8">)</text:span></text:p>
      <text:p text:style-name="P18"><text:span text:style-name="T9"><text:s/><text:tab/>println ( </text:span><text:span text:style-name="T21">pentatonic</text:span><text:span text:style-name="T9"> on </text:span><text:span text:style-name="T46">"F"</text:span><text:span text:style-name="T10"> </text:span><text:span text:style-name="T9">) </text:span><text:span text:style-name="T36">// List(F, G, </text:span><text:span text:style-name="T39">Bb</text:span><text:span text:style-name="T36">, C+1, D+1)</text:span></text:p>
      <text:p text:style-name="P18"><text:span text:style-name="T9"><text:tab/>println ( </text:span><text:span text:style-name="T21">wholenote</text:span><text:span text:style-name="T9"> on </text:span><text:span text:style-name="T46">"C"</text:span><text:span text:style-name="T10"> </text:span><text:span text:style-name="T9">) <text:s/></text:span><text:span text:style-name="T36">// List(C, D, E, F#, G#, A#)</text:span></text:p>
      <text:p text:style-name="P21"/>
      <text:p text:style-name="Standard">A few scales have been predefined in the factory object ClassicScale:</text:p>
      <text:p text:style-name="Standard"/>
      <text:p text:style-name="P17"><text:span text:style-name="T8"><text:tab/>println (ClassicScale.Major on </text:span><text:span text:style-name="T44">"C"</text:span><text:span text:style-name="T8">) <text:s text:c="9"/></text:span><text:span text:style-name="T35">// List(C, D, E, F, G, A, B)</text:span></text:p>
      <text:p text:style-name="P17"><text:span text:style-name="T8"><text:tab/>println (ClassicScale.Minor on </text:span><text:span text:style-name="T44">"C"</text:span><text:span text:style-name="T8">) <text:s text:c="9"/></text:span><text:span text:style-name="T35">// List(C, D, </text:span><text:span text:style-name="T35">Eb</text:span><text:span text:style-name="T35">, F, G, </text:span><text:span text:style-name="T35">Ab</text:span><text:span text:style-name="T35">, </text:span><text:span text:style-name="T35">Bb</text:span><text:span text:style-name="T35">)</text:span></text:p>
      <text:p text:style-name="P17"><text:span text:style-name="T8"><text:s/><text:tab/>println (ClassicScale.HarmonicMinor on </text:span><text:span text:style-name="T44">"C"</text:span><text:span text:style-name="T8">) <text:s/></text:span><text:span text:style-name="T35">// List(C, D, </text:span><text:span text:style-name="T35">Eb</text:span><text:span text:style-name="T35">, F, G, </text:span><text:span text:style-name="T35">Ab</text:span><text:span text:style-name="T35">, B)</text:span></text:p>
      <text:p text:style-name="P26"><text:span text:style-name="T9"><text:s/><text:tab/>println (ClassicScale.MelodicMinor on </text:span><text:span text:style-name="T45">"C"</text:span><text:span text:style-name="T9">) <text:s text:c="2"/></text:span><text:span text:style-name="T36">// List(C, D, Eb, F, G, A, B)</text:span></text:p>
      <text:p text:style-name="P23"/>
      <text:p text:style-name="Standard"/>
      <text:h text:style-name="P31" text:outline-level="1">Tuning</text:h>
      <text:p text:style-name="code">Musica.math.Tuning</text:p>
      <text:p text:style-name="Text_20_body"/>
      <text:p text:style-name="Text_20_body">A tuning is basically a list of RealIntervals. They can be created very similar to scales in the previous chapter, by using a list of intervals, a list of strings, one comma-separated string or a List object containing real intervals. A tuning should start with the unison interval.</text:p>
      <text:p text:style-name="Text_20_body">If string notation is used, you can apply cents, fractions or Eitz notation (and mix them when needed): </text:p>
      <text:p text:style-name="Standard"><text:span text:style-name="T9"><text:s text:c="6"/></text:span><text:span text:style-name="T17">val</text:span><text:span text:style-name="T9"> </text:span><text:span text:style-name="T21">eq</text:span><text:span text:style-name="T9"> = Tuning(</text:span><text:span text:style-name="T45">"0c,100c,200c,300c,400c,500c,600c,700c,800c,900c,1000c,1100c"</text:span><text:span text:style-name="T9">)</text:span></text:p>
      <text:p text:style-name="P7"><text:span text:style-name="T13"><text:s text:c="6"/></text:span><text:span text:style-name="T16">val</text:span><text:span text:style-name="T8"> </text:span><text:span text:style-name="T20">eq</text:span><text:span text:style-name="T8"> = Tuning.</text:span><text:span text:style-name="T31">ET12</text:span></text:p>
      <text:p text:style-name="P7"><text:span text:style-name="T8"><text:s text:c="6"/></text:span><text:span text:style-name="T16">val</text:span><text:span text:style-name="T8"> </text:span><text:span text:style-name="T20">eq31</text:span><text:span text:style-name="T8"> = Tuning.</text:span><text:span text:style-name="T31">ET(31)</text:span></text:p>
      <text:p text:style-name="P16"><text:span text:style-name="T8"><text:s text:c="6"/></text:span><text:span text:style-name="T16">val</text:span><text:span text:style-name="T8"> </text:span><text:span text:style-name="T20">agricola</text:span><text:span text:style-name="T8"> = Tuning(</text:span><text:span text:style-name="T44">"1/1,135/128,9/8,1215/1024,81/64,4/3,45/32, <text:tab/><text:tab/><text:tab/><text:tab/><text:tab/><text:tab/>3/2,405/256,27/16,16/9,243/128"</text:span><text:span text:style-name="T8">)</text:span></text:p>
      <text:p text:style-name="P16"><text:span text:style-name="T8"><text:s text:c="6"/></text:span><text:span text:style-name="T16">val</text:span><text:span text:style-name="T8"> </text:span><text:span text:style-name="T20">werckmeister3</text:span><text:span text:style-name="T8"> = Tuning(</text:span><text:span text:style-name="T44">"C^0,C#^-1,D^-1/2,Eb^0,E^-3/4,F^0,F#^-1,G^-1/4,G#^-1,</text:span></text:p>
      <text:p text:style-name="P16"><text:span text:style-name="T44"><text:tab/><text:tab/><text:tab/>A^-3/4,Bb^0,B^-3/4"</text:span><text:span text:style-name="T8">) </text:span></text:p>
      <text:p text:style-name="Text_20_body"/>
      <text:p text:style-name="Text_20_body">It is possible to use ratios between subsequent steps to define a tuning:</text:p>
      <text:p text:style-name="P44"><text:span text:style-name="T8"><text:s text:c="5"/></text:span><text:span text:style-name="T16">val</text:span><text:span text:style-name="T8"> </text:span><text:span text:style-name="T20">architas</text:span><text:span text:style-name="T8"> = Tuning.fromRatios(</text:span><text:span text:style-name="T44">"28/27,8/7,9/8,28/27,8/7,9/8"</text:span><text:span text:style-name="T8">)</text:span></text:p>
      <text:p text:style-name="Text_20_body">The function <text:span text:style-name="T1">steplist</text:span> produces the intervals used to create the tuning:</text:p>
      <text:p text:style-name="P45"><text:span text:style-name="T9"><text:s text:c="6"/>println(</text:span><text:span text:style-name="T21">architas</text:span><text:span text:style-name="T9">.</text:span><text:span text:style-name="T32">steplist</text:span><text:span text:style-name="T9">) </text:span><text:span text:style-name="T36">// List(1/1, 28/27, 32/27, 4/3, 112/81, 128/81, 16/9)</text:span></text:p>
      <text:p text:style-name="Standard">Use function <text:span text:style-name="T1">step</text:span><text:span text:style-name="T2"> to retrieve the interval for each step, even if it is outside the range of the steplist (e.g. </text:span><text:span text:style-name="T1">step(-10), step(98)</text:span><text:span text:style-name="T2">. ) <text:s/>step(0) is always the unison.</text:span></text:p>
      <text:p text:style-name="Standard"/>
      <text:p text:style-name="Standard">The function <text:span text:style-name="T1">centlist</text:span> produces the steps cents-value:</text:p>
      <text:p text:style-name="Standard"/>
      <text:p text:style-name="P39"><text:span text:style-name="T8"><text:s text:c="6"/>println(</text:span><text:span text:style-name="T20">architas</text:span><text:span text:style-name="T8">.</text:span><text:span text:style-name="T31">centlist</text:span><text:span text:style-name="T8">) </text:span><text:span text:style-name="T35">// List(0.0, 62.96090387296258, 294.134997...</text:span></text:p>
      <text:p text:style-name="Standard"/>
      <text:p text:style-name="Standard">Tunings can be added and subtracted (using + and - ), for instance to compute difference with ET:</text:p>
      <text:p text:style-name="Standard"/>
      <text:p text:style-name="P39"><text:span text:style-name="T8"><text:s text:c="3"/>println ((</text:span><text:span text:style-name="T20">werckmeister3</text:span><text:span text:style-name="T8"> - </text:span><text:span text:style-name="T20">eq</text:span><text:span text:style-name="T8">).</text:span><text:span text:style-name="T31">centlist</text:span><text:span text:style-name="T8">) </text:span><text:span text:style-name="T35">//List(0.0, -7.821, 3.910, -3.911...</text:span></text:p>
      <text:p text:style-name="P37"><text:span text:style-name="T9"><text:s text:c="3"/></text:span></text:p>
      <text:p text:style-name="Standard">(Of course, the tunings have to be of the same <text:span text:style-name="T1">size</text:span> to make any sense).</text:p>
      <text:p text:style-name="Standard"/>
      <text:p text:style-name="Standard">Use function <text:span text:style-name="T1">intervals(n: Int)</text:span> to compute the cents value of all intervals with size n. Use this to compute deviations from pure intervals:</text:p>
      <text:p text:style-name="Standard"/>
      <text:p text:style-name="P39"><text:span text:style-name="T8"><text:s text:c="11"/>println ((</text:span><text:span text:style-name="T20">werckmeister3</text:span><text:span text:style-name="T8">.intervals(</text:span><text:span text:style-name="T26">7</text:span><text:span text:style-name="T8">) – <text:s text:c="2"/><text:tab/><text:tab/><text:tab/><text:tab/><text:tab/><text:tab/><text:tab/><text:tab/>Tuning( PureInterval.</text:span><text:span text:style-name="T31">Fifth</text:span><text:span text:style-name="T8">,</text:span><text:span text:style-name="T26">12</text:span><text:span text:style-name="T8">) ).</text:span><text:span text:style-name="T31">centlist</text:span><text:span text:style-name="T8">) <text:s/></text:span></text:p>
      <text:p text:style-name="P39"><text:span text:style-name="T8"><text:tab/><text:tab/><text:tab/></text:span><text:span text:style-name="T35">//List(-5.376572399178713, 0.0, -5.3765723991, ...</text:span></text:p>
      <text:p text:style-name="P39"><text:span text:style-name="T8"/></text:p>
      <text:p text:style-name="Standard">The example shows that it is possible to create a "tuning" from a single interval and a size parameter. This auxillary tuning is only useful in computations like these.</text:p>
      <text:p text:style-name="Standard"/>
      <text:p text:style-name="Standard">Tunings can be exported to Scala .scl files, using the function <text:span text:style-name="T1">exportScl.</text:span> Provide a description, a directory and a filename (no extension).</text:p>
      <text:p text:style-name="Standard"/>
      <text:p text:style-name="P39"><text:span text:style-name="T20"><text:s text:c="5"/>werckmeister3</text:span><text:span text:style-name="T8">.exportScl(</text:span><text:span text:style-name="T44">",/data"</text:span><text:span text:style-name="T8">,</text:span><text:span text:style-name="T44">"wervkmeisterIII"</text:span><text:span text:style-name="T8">,</text:span><text:span text:style-name="T44">"Werckmeister III"</text:span><text:span text:style-name="T8">) </text:span></text:p>
      <text:p text:style-name="Standard"/>
      <text:p text:style-name="Standard">(Import of .scl files will follow)</text:p>
      <text:p text:style-name="Standard"/>
      <text:p text:style-name="Standard"><text:soft-page-break/></text:p>
      <text:h text:style-name="Heading_20_1" text:outline-level="1">Classic Mapped Tunings <text:s/>(extends Tuning)</text:h>
      <text:p text:style-name="Text_20_body">A classic mapped tuning is a tuning mapped to a classic scale. </text:p>
      <text:p text:style-name="P7"><text:span text:style-name="T8"><text:s text:c="6"/></text:span><text:span text:style-name="T16">val</text:span><text:span text:style-name="T8"> </text:span><text:span text:style-name="T20">mp</text:span><text:span text:style-name="T8"> = </text:span><text:span text:style-name="T16">new</text:span><text:span text:style-name="T8"> ClassicMappedTuning(</text:span><text:span text:style-name="T20">werckmeister3</text:span><text:span text:style-name="T8">.</text:span><text:span text:style-name="T31">steplist</text:span><text:span text:style-name="T8">, <text:s text:c="2"/></text:span></text:p>
      <text:p text:style-name="P7"><text:span text:style-name="T8"><text:s text:c="18"/>ClassicScale.Chromatic,ClassicNote(</text:span><text:span text:style-name="T44">"C"</text:span><text:span text:style-name="T8">),</text:span><text:span text:style-name="T44">"werckmeister III"</text:span><text:span text:style-name="T8">)</text:span></text:p>
      <text:p text:style-name="P37"><text:span text:style-name="T9"><text:s text:c="5"/></text:span></text:p>
      <text:p text:style-name="Text_20_body">This causes all steps in the tuning linked to notes in the scale. <text:s/>Of course, scale (i.e. its steplist) and tuning need to have the same size.</text:p>
      <text:p text:style-name="Text_20_body">The functions <text:span text:style-name="T1">centmap</text:span> and <text:span text:style-name="T1">valuemap</text:span> show these connections:</text:p>
      <text:p text:style-name="P14"><text:span text:style-name="T8"><text:s text:c="7"/>println(</text:span><text:span text:style-name="T20">mp</text:span><text:span text:style-name="T8">.</text:span><text:span text:style-name="T31">centmap</text:span><text:span text:style-name="T8">) </text:span><text:span text:style-name="T35">//Li</text:span><text:span text:style-name="T42">st((C,0.0), (C#,92.1788), (D,193.156), (Eb,....</text:span></text:p>
      <text:p text:style-name="Standard"/>
      <text:p text:style-name="Standard">The function mappedStep() gives the note and interval for that step:</text:p>
      <text:p text:style-name="Standard"/>
      <text:p text:style-name="P39"><text:span text:style-name="T8"><text:s text:c="6"/>println(</text:span><text:span text:style-name="T20">mp</text:span><text:span text:style-name="T8">.mappedStep(</text:span><text:span text:style-name="T26">7</text:span><text:span text:style-name="T8">)) </text:span><text:span text:style-name="T35">//(</text:span><text:span text:style-name="T42">Ab</text:span><text:span text:style-name="T35">,696.5784284662087c)</text:span></text:p>
      <text:p text:style-name="Standard"/>
      <text:p text:style-name="Standard">You can compute the size of intervals in the mapped tuning for each step in the scale:</text:p>
      <text:p text:style-name="P14"><text:span text:style-name="T42"/></text:p>
      <text:p text:style-name="P7"><text:span text:style-name="T14"><text:s text:c="8"/>println(</text:span><text:span text:style-name="T25">mp</text:span><text:span text:style-name="T14">.intervals(ClassicInterval.</text:span><text:span text:style-name="T34">Fifth</text:span><text:span text:style-name="T14">).</text:span><text:span text:style-name="T34">centmap</text:span><text:span text:style-name="T14">) </text:span><text:span text:style-name="T42">// <text:s text:c="2"/><text:tab/><text:tab/><text:tab/><text:tab/><text:tab/>List((C,696.5784284662087), (Db,701.9550008653874), (D,696.578</text:span></text:p>
      <text:p text:style-name="Standard"/>
      <text:p text:style-name="Standard">In fact, the function <text:span text:style-name="T1">intervals</text:span> creates a new mapped tuning. The same does <text:span text:style-name="T1">compare</text:span>:</text:p>
      <text:p text:style-name="Standard"/>
      <text:p text:style-name="P39"><text:span text:style-name="T8"><text:tab/>println(</text:span><text:span text:style-name="T20">mp</text:span><text:span text:style-name="T8">.compare(ClassicInterval.</text:span><text:span text:style-name="T31">Fifth</text:span><text:span text:style-name="T8">, PureInterval.</text:span><text:span text:style-name="T31">Fifth</text:span><text:span text:style-name="T8">).</text:span><text:span text:style-name="T31">centmap</text:span><text:span text:style-name="T8">) <text:s/></text:span><text:span text:style-name="T35">// <text:tab/><text:tab/><text:tab/>List((C,-5.376572399178713), (</text:span><text:span text:style-name="T42">Db,0.0), (D,-5.376572399178599), (Eb,</text:span><text:span text:style-name="T35">1.</text:span></text:p>
      <text:p text:style-name="Standard"/>
      <text:p text:style-name="Standard">You can add and subtract standard Tunings from a Mapped tuning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Standard" style:class="text">
      <style:text-properties style:font-name="Courier New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20M42S</meta:editing-duration>
    <meta:editing-cycles>138</meta:editing-cycles>
    <meta:generator>OpenOffice/4.1.1$Win32 OpenOffice.org_project/411m6$Build-9775</meta:generator>
    <dc:date>2014-10-27T22:29:16.14</dc:date>
    <dc:creator>Jeroen en Hans Donkers en Weevers</dc:creator>
    <meta:document-statistic meta:table-count="0" meta:image-count="0" meta:object-count="0" meta:page-count="11" meta:paragraph-count="275" meta:word-count="2953" meta:character-count="18869"/>
    <meta:user-defined meta:name="Info 1"/>
    <meta:user-defined meta:name="Info 2"/>
    <meta:user-defined meta:name="Info 3"/>
    <meta:user-defined meta:name="Info 4"/>
  </office:meta>
</office:document-meta>
</file>